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3098075" calcext:value-type="float">
            <text:p>0.0330980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6307375" calcext:value-type="float">
            <text:p>0.0663073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9625715" calcext:value-type="float">
            <text:p>0.0996257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3049535" calcext:value-type="float">
            <text:p>0.1330495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66573645" calcext:value-type="float">
            <text:p>0.16657364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00191245" calcext:value-type="float">
            <text:p>0.20019124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389415" calcext:value-type="float">
            <text:p>0.233894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67673095" calcext:value-type="float">
            <text:p>0.2676730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01518095" calcext:value-type="float">
            <text:p>0.30151809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35418785" calcext:value-type="float">
            <text:p>0.33541878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69364715" calcext:value-type="float">
            <text:p>0.3693647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0334558" calcext:value-type="float">
            <text:p>0.4033455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3735137" calcext:value-type="float">
            <text:p>0.4373513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7137245" calcext:value-type="float">
            <text:p>0.471372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05399595" calcext:value-type="float">
            <text:p>0.5053995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3942396" calcext:value-type="float">
            <text:p>0.5394239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73437075" calcext:value-type="float">
            <text:p>0.57343707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074308" calcext:value-type="float">
            <text:p>0.607430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41397345" calcext:value-type="float">
            <text:p>0.64139734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75329285" calcext:value-type="float">
            <text:p>0.67532928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09219615" calcext:value-type="float">
            <text:p>0.70921961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4306184" calcext:value-type="float">
            <text:p>0.7430618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77685008" calcext:value-type="float">
            <text:p>0.7768500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81057916" calcext:value-type="float">
            <text:p>0.810579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84424471" calcext:value-type="float">
            <text:p>0.8442447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877843235" calcext:value-type="float">
            <text:p>0.87784323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11372155" calcext:value-type="float">
            <text:p>0.91137215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44829795" calcext:value-type="float">
            <text:p>0.94482979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7821535" calcext:value-type="float">
            <text:p>0.978215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11528795" calcext:value-type="float">
            <text:p>1.01152879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44770735" calcext:value-type="float">
            <text:p>1.04477073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077942185" calcext:value-type="float">
            <text:p>1.07794218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11104424" calcext:value-type="float">
            <text:p>1.1110442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14407754" calcext:value-type="float">
            <text:p>1.1440775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17704131" calcext:value-type="float">
            <text:p>1.1770413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209931405" calcext:value-type="float">
            <text:p>1.20993140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242735715" calcext:value-type="float">
            <text:p>1.24273571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27542074" calcext:value-type="float">
            <text:p>1.2754207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30787589" calcext:value-type="float">
            <text:p>1.3078758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339375305" calcext:value-type="float">
            <text:p>1.33937530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37440201" calcext:value-type="float">
            <text:p>1.3744020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40800281" calcext:value-type="float">
            <text:p>1.4080028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441369245" calcext:value-type="float">
            <text:p>1.44136924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474655495" calcext:value-type="float">
            <text:p>1.47465549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507916375" calcext:value-type="float">
            <text:p>1.50791637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5411802" calcext:value-type="float">
            <text:p>1.541180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57446482" calcext:value-type="float">
            <text:p>1.5744648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607782745" calcext:value-type="float">
            <text:p>1.60778274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641143195" calcext:value-type="float">
            <text:p>1.64114319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67455302" calcext:value-type="float">
            <text:p>1.6745530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70801713" calcext:value-type="float">
            <text:p>1.7080171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74153877" calcext:value-type="float">
            <text:p>1.7415387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775119625" calcext:value-type="float">
            <text:p>1.77511962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808759945" calcext:value-type="float">
            <text:p>1.80875994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8424586" calcext:value-type="float">
            <text:p>1.842458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876213145" calcext:value-type="float">
            <text:p>1.87621314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91001991" calcext:value-type="float">
            <text:p>1.9100199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94387407" calcext:value-type="float">
            <text:p>1.9438740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97776976" calcext:value-type="float">
            <text:p>1.9777697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01170021" calcext:value-type="float">
            <text:p>2.0117002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045657875" calcext:value-type="float">
            <text:p>2.04565787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079634615" calcext:value-type="float">
            <text:p>2.07963461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11362186" calcext:value-type="float">
            <text:p>2.1136218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14761082" calcext:value-type="float">
            <text:p>2.1476108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181592655" calcext:value-type="float">
            <text:p>2.18159265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21555867" calcext:value-type="float">
            <text:p>2.2155586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24950049" calcext:value-type="float">
            <text:p>2.2495004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.283410205" calcext:value-type="float">
            <text:p>2.28341020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.317280505" calcext:value-type="float">
            <text:p>2.31728050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3511048" calcext:value-type="float">
            <text:p>2.351104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384877275" calcext:value-type="float">
            <text:p>2.3848772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418592965" calcext:value-type="float">
            <text:p>2.41859296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452247785" calcext:value-type="float">
            <text:p>2.45224778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485838555" calcext:value-type="float">
            <text:p>2.48583855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519362995" calcext:value-type="float">
            <text:p>2.51936299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55281975" calcext:value-type="float">
            <text:p>2.552819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586208365" calcext:value-type="float">
            <text:p>2.58620836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.619529305" calcext:value-type="float">
            <text:p>2.61952930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.65278394" calcext:value-type="float">
            <text:p>2.6527839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685974515" calcext:value-type="float">
            <text:p>2.68597451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.719104105" calcext:value-type="float">
            <text:p>2.71910410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.752176465" calcext:value-type="float">
            <text:p>2.75217646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.785195675" calcext:value-type="float">
            <text:p>2.78519567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.81816521" calcext:value-type="float">
            <text:p>2.8181652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.85108476" calcext:value-type="float">
            <text:p>2.8510847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.88393324" calcext:value-type="float">
            <text:p>2.88393324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.91598292" calcext:value-type="float">
            <text:p>2.9159829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949038825" calcext:value-type="float">
            <text:p>2.94903882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.982032125" calcext:value-type="float">
            <text:p>2.98203212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01502093" calcext:value-type="float">
            <text:p>3.0150209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.048026335" calcext:value-type="float">
            <text:p>3.04802633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.081062345" calcext:value-type="float">
            <text:p>3.08106234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.11414007" calcext:value-type="float">
            <text:p>3.1141400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.147268685" calcext:value-type="float">
            <text:p>3.14726868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.18045566" calcext:value-type="float">
            <text:p>3.1804556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213706785" calcext:value-type="float">
            <text:p>3.21370678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.247026165" calcext:value-type="float">
            <text:p>3.24702616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.28041622" calcext:value-type="float">
            <text:p>3.2804162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.313877735" calcext:value-type="float">
            <text:p>3.31387773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34740993" calcext:value-type="float">
            <text:p>3.3474099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.38101057" calcext:value-type="float">
            <text:p>3.3810105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.41467609" calcext:value-type="float">
            <text:p>3.4146760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.448401735" calcext:value-type="float">
            <text:p>3.44840173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.48218171" calcext:value-type="float">
            <text:p>3.4821817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.516009315" calcext:value-type="float">
            <text:p>3.51600931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.5498771" calcext:value-type="float">
            <text:p>3.549877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.58377699" calcext:value-type="float">
            <text:p>3.5837769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.61770044" calcext:value-type="float">
            <text:p>3.6177004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651638545" calcext:value-type="float">
            <text:p>3.65163854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.6855822" calcext:value-type="float">
            <text:p>3.685582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71952222" calcext:value-type="float">
            <text:p>3.7195222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.75344949" calcext:value-type="float">
            <text:p>3.75344949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.787355105" calcext:value-type="float">
            <text:p>3.78735510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.821230535" calcext:value-type="float">
            <text:p>3.82123053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.85506775" calcext:value-type="float">
            <text:p>3.8550677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.888859395" calcext:value-type="float">
            <text:p>3.88885939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.922598905" calcext:value-type="float">
            <text:p>3.92259890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.95628063" calcext:value-type="float">
            <text:p>3.9562806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.98989994" calcext:value-type="float">
            <text:p>3.9898999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.023453275" calcext:value-type="float">
            <text:p>4.02345327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.056938165" calcext:value-type="float">
            <text:p>4.05693816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.090353215" calcext:value-type="float">
            <text:p>4.09035321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.123698005" calcext:value-type="float">
            <text:p>4.12369800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.156972955" calcext:value-type="float">
            <text:p>4.15697295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.190179085" calcext:value-type="float">
            <text:p>4.19017908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.223317685" calcext:value-type="float">
            <text:p>4.22331768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.25638977" calcext:value-type="float">
            <text:p>4.2563897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.289395185" calcext:value-type="float">
            <text:p>4.28939518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.322330865" calcext:value-type="float">
            <text:p>4.32233086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.35518695" calcext:value-type="float">
            <text:p>4.3551869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.38793602" calcext:value-type="float">
            <text:p>4.3879360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.420491775" calcext:value-type="float">
            <text:p>4.42049177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.452391315" calcext:value-type="float">
            <text:p>4.45239131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.48874399" calcext:value-type="float">
            <text:p>4.48874399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.522446775" calcext:value-type="float">
            <text:p>4.52244677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55586529" calcext:value-type="float">
            <text:p>4.5558652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.58919063" calcext:value-type="float">
            <text:p>4.5891906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.62248444" calcext:value-type="float">
            <text:p>4.6224844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.655777165" calcext:value-type="float">
            <text:p>4.65577716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.68908761" calcext:value-type="float">
            <text:p>4.6890876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.722428905" calcext:value-type="float">
            <text:p>4.72242890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.755810765" calcext:value-type="float">
            <text:p>4.75581076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.789240435" calcext:value-type="float">
            <text:p>4.78924043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.82272314" calcext:value-type="float">
            <text:p>4.8227231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.856262295" calcext:value-type="float">
            <text:p>4.85626229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.889859615" calcext:value-type="float">
            <text:p>4.88985961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.923515225" calcext:value-type="float">
            <text:p>4.92351522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.957227735" calcext:value-type="float">
            <text:p>4.95722773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.99099435" calcext:value-type="float">
            <text:p>4.9909943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.02481101" calcext:value-type="float">
            <text:p>5.0248110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5.05867254" calcext:value-type="float">
            <text:p>5.0586725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.09257281" calcext:value-type="float">
            <text:p>5.0925728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.126504925" calcext:value-type="float">
            <text:p>5.12650492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.1604614" calcext:value-type="float">
            <text:p>5.160461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.19443435" calcext:value-type="float">
            <text:p>5.1944343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5.228415655" calcext:value-type="float">
            <text:p>5.22841565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5.26239713" calcext:value-type="float">
            <text:p>5.2623971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.29637068" calcext:value-type="float">
            <text:p>5.2963706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.330328435" calcext:value-type="float">
            <text:p>5.33032843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.36426287" calcext:value-type="float">
            <text:p>5.3642628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.398166935" calcext:value-type="float">
            <text:p>5.39816693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5.432034145" calcext:value-type="float">
            <text:p>5.43203414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.465858655" calcext:value-type="float">
            <text:p>5.46585865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.49963535" calcext:value-type="float">
            <text:p>5.4996353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.53335989" calcext:value-type="float">
            <text:p>5.5333598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.56702874" calcext:value-type="float">
            <text:p>5.5670287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5.60063922" calcext:value-type="float">
            <text:p>5.6006392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.63418949" calcext:value-type="float">
            <text:p>5.6341894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.66767857" calcext:value-type="float">
            <text:p>5.6676785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.70110633" calcext:value-type="float">
            <text:p>5.7011063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.734473485" calcext:value-type="float">
            <text:p>5.73447348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.76778158" calcext:value-type="float">
            <text:p>5.7677815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5.80103299" calcext:value-type="float">
            <text:p>5.8010329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.834230915" calcext:value-type="float">
            <text:p>5.83423091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.867379345" calcext:value-type="float">
            <text:p>5.86737934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.90048301" calcext:value-type="float">
            <text:p>5.9004830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5.933547195" calcext:value-type="float">
            <text:p>5.93354719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5.96657716" calcext:value-type="float">
            <text:p>5.9665771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5.99957543" calcext:value-type="float">
            <text:p>5.9995754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.032492105" calcext:value-type="float">
            <text:p>6.03249210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.065521935" calcext:value-type="float">
            <text:p>6.06552193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.09853483" calcext:value-type="float">
            <text:p>6.0985348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6.13155485" calcext:value-type="float">
            <text:p>6.1315548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.164594195" calcext:value-type="float">
            <text:p>6.16459419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.19766298" calcext:value-type="float">
            <text:p>6.1976629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6.230770235" calcext:value-type="float">
            <text:p>6.23077023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6.26392398" calcext:value-type="float">
            <text:p>6.2639239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6.297131115" calcext:value-type="float">
            <text:p>6.29713111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6.33039729" calcext:value-type="float">
            <text:p>6.3303972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6.36372678" calcext:value-type="float">
            <text:p>6.3637267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.397122425" calcext:value-type="float">
            <text:p>6.39712242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.43058558" calcext:value-type="float">
            <text:p>6.4305855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6.464116125" calcext:value-type="float">
            <text:p>6.46411612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6.49771253" calcext:value-type="float">
            <text:p>6.4977125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6.531371925" calcext:value-type="float">
            <text:p>6.53137192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6.565090215" calcext:value-type="float">
            <text:p>6.56509021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6.598862195" calcext:value-type="float">
            <text:p>6.59886219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6.632681705" calcext:value-type="float">
            <text:p>6.63268170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6.66654176" calcext:value-type="float">
            <text:p>6.6665417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19615" calcext:value-type="float">
            <text:p>6.619615</text:p>
          </table:table-cell>
          <table:table-cell office:value-type="float" office:value="6.70043469" calcext:value-type="float">
            <text:p>6.70043469</text:p>
          </table:table-cell>
          <table:table-cell table:formula="of:=POWER([.C201]-6.75;2)" office:value-type="float" office:value="0.00245671995539612" calcext:value-type="float">
            <text:p>0.00245672</text:p>
          </table:table-cell>
          <table:table-cell table:formula="of:=SQRT(SUM([.D201:.D300])/100)" office:value-type="float" office:value="0.0454825313176373" calcext:value-type="float">
            <text:p>0.04548253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64186" calcext:value-type="float">
            <text:p>6.64186</text:p>
          </table:table-cell>
          <table:table-cell office:value-type="float" office:value="6.701254215" calcext:value-type="float">
            <text:p>6.701254215</text:p>
          </table:table-cell>
          <table:table-cell table:formula="of:=POWER([.C202]-6.75;2)" office:value-type="float" office:value="0.00237615155526617" calcext:value-type="float">
            <text:p>0.002376151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663668" calcext:value-type="float">
            <text:p>6.663668</text:p>
          </table:table-cell>
          <table:table-cell office:value-type="float" office:value="6.701978575" calcext:value-type="float">
            <text:p>6.701978575</text:p>
          </table:table-cell>
          <table:table-cell table:formula="of:=POWER([.C203]-6.75;2)" office:value-type="float" office:value="0.00230605725903062" calcext:value-type="float">
            <text:p>0.002306057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684764" calcext:value-type="float">
            <text:p>6.684764</text:p>
          </table:table-cell>
          <table:table-cell office:value-type="float" office:value="6.70260108" calcext:value-type="float">
            <text:p>6.70260108</text:p>
          </table:table-cell>
          <table:table-cell table:formula="of:=POWER([.C204]-6.75;2)" office:value-type="float" office:value="0.0022466576171664" calcext:value-type="float">
            <text:p>0.002246657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04822" calcext:value-type="float">
            <text:p>6.704822</text:p>
          </table:table-cell>
          <table:table-cell office:value-type="float" office:value="6.7031163" calcext:value-type="float">
            <text:p>6.7031163</text:p>
          </table:table-cell>
          <table:table-cell table:formula="of:=POWER([.C205]-6.75;2)" office:value-type="float" office:value="0.00219808132569004" calcext:value-type="float">
            <text:p>0.002198081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2352" calcext:value-type="float">
            <text:p>6.72352</text:p>
          </table:table-cell>
          <table:table-cell office:value-type="float" office:value="6.703520455" calcext:value-type="float">
            <text:p>6.703520455</text:p>
          </table:table-cell>
          <table:table-cell table:formula="of:=POWER([.C206]-6.75;2)" office:value-type="float" office:value="0.00216034810340706" calcext:value-type="float">
            <text:p>0.002160348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740581" calcext:value-type="float">
            <text:p>6.740581</text:p>
          </table:table-cell>
          <table:table-cell office:value-type="float" office:value="6.703811555" calcext:value-type="float">
            <text:p>6.703811555</text:p>
          </table:table-cell>
          <table:table-cell table:formula="of:=POWER([.C207]-6.75;2)" office:value-type="float" office:value="0.00213337245151805" calcext:value-type="float">
            <text:p>0.002133372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55789" calcext:value-type="float">
            <text:p>6.755789</text:p>
          </table:table-cell>
          <table:table-cell office:value-type="float" office:value="6.703989335" calcext:value-type="float">
            <text:p>6.703989335</text:p>
          </table:table-cell>
          <table:table-cell table:formula="of:=POWER([.C208]-6.75;2)" office:value-type="float" office:value="0.00211698129374221" calcext:value-type="float">
            <text:p>0.002116981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769" calcext:value-type="float">
            <text:p>6.769</text:p>
          </table:table-cell>
          <table:table-cell office:value-type="float" office:value="6.704055095" calcext:value-type="float">
            <text:p>6.704055095</text:p>
          </table:table-cell>
          <table:table-cell table:formula="of:=POWER([.C209]-6.75;2)" office:value-type="float" office:value="0.00211093429545901" calcext:value-type="float">
            <text:p>0.002110934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780138" calcext:value-type="float">
            <text:p>6.780138</text:p>
          </table:table-cell>
          <table:table-cell office:value-type="float" office:value="6.70401151" calcext:value-type="float">
            <text:p>6.70401151</text:p>
          </table:table-cell>
          <table:table-cell table:formula="of:=POWER([.C210]-6.75;2)" office:value-type="float" office:value="0.0021149412124801" calcext:value-type="float">
            <text:p>0.002114941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789186" calcext:value-type="float">
            <text:p>6.789186</text:p>
          </table:table-cell>
          <table:table-cell office:value-type="float" office:value="6.703862425" calcext:value-type="float">
            <text:p>6.703862425</text:p>
          </table:table-cell>
          <table:table-cell table:formula="of:=POWER([.C211]-6.75;2)" office:value-type="float" office:value="0.00212867582688058" calcext:value-type="float">
            <text:p>0.002128675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96173" calcext:value-type="float">
            <text:p>6.796173</text:p>
          </table:table-cell>
          <table:table-cell office:value-type="float" office:value="6.70361268" calcext:value-type="float">
            <text:p>6.70361268</text:p>
          </table:table-cell>
          <table:table-cell table:formula="of:=POWER([.C212]-6.75;2)" office:value-type="float" office:value="0.0021517834567824" calcext:value-type="float">
            <text:p>0.002151783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801158" calcext:value-type="float">
            <text:p>6.801158</text:p>
          </table:table-cell>
          <table:table-cell office:value-type="float" office:value="6.703267955" calcext:value-type="float">
            <text:p>6.703267955</text:p>
          </table:table-cell>
          <table:table-cell table:formula="of:=POWER([.C213]-6.75;2)" office:value-type="float" office:value="0.002183884029882" calcext:value-type="float">
            <text:p>0.00218388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804216" calcext:value-type="float">
            <text:p>6.804216</text:p>
          </table:table-cell>
          <table:table-cell office:value-type="float" office:value="6.70283468" calcext:value-type="float">
            <text:p>6.70283468</text:p>
          </table:table-cell>
          <table:table-cell table:formula="of:=POWER([.C214]-6.75;2)" office:value-type="float" office:value="0.00222456741070235" calcext:value-type="float">
            <text:p>0.002224567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05429" calcext:value-type="float">
            <text:p>6.805429</text:p>
          </table:table-cell>
          <table:table-cell office:value-type="float" office:value="6.70231994" calcext:value-type="float">
            <text:p>6.70231994</text:p>
          </table:table-cell>
          <table:table-cell table:formula="of:=POWER([.C215]-6.75;2)" office:value-type="float" office:value="0.00227338812160362" calcext:value-type="float">
            <text:p>0.002273388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804873" calcext:value-type="float">
            <text:p>6.804873</text:p>
          </table:table-cell>
          <table:table-cell office:value-type="float" office:value="6.701731385" calcext:value-type="float">
            <text:p>6.701731385</text:p>
          </table:table-cell>
          <table:table-cell table:formula="of:=POWER([.C216]-6.75;2)" office:value-type="float" office:value="0.00232985919401818" calcext:value-type="float">
            <text:p>0.002329859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802623" calcext:value-type="float">
            <text:p>6.802623</text:p>
          </table:table-cell>
          <table:table-cell office:value-type="float" office:value="6.70107715" calcext:value-type="float">
            <text:p>6.70107715</text:p>
          </table:table-cell>
          <table:table-cell table:formula="of:=POWER([.C217]-6.75;2)" office:value-type="float" office:value="0.00239344525212253" calcext:value-type="float">
            <text:p>0.002393445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798745" calcext:value-type="float">
            <text:p>6.798745</text:p>
          </table:table-cell>
          <table:table-cell office:value-type="float" office:value="6.700365705" calcext:value-type="float">
            <text:p>6.700365705</text:p>
          </table:table-cell>
          <table:table-cell table:formula="of:=POWER([.C218]-6.75;2)" office:value-type="float" office:value="0.002463563240147" calcext:value-type="float">
            <text:p>0.002463563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793309" calcext:value-type="float">
            <text:p>6.793309</text:p>
          </table:table-cell>
          <table:table-cell office:value-type="float" office:value="6.69960566" calcext:value-type="float">
            <text:p>6.69960566</text:p>
          </table:table-cell>
          <table:table-cell table:formula="of:=POWER([.C219]-6.75;2)" office:value-type="float" office:value="0.00253958950403564" calcext:value-type="float">
            <text:p>0.002539589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786388" calcext:value-type="float">
            <text:p>6.786388</text:p>
          </table:table-cell>
          <table:table-cell office:value-type="float" office:value="6.698805415" calcext:value-type="float">
            <text:p>6.698805415</text:p>
          </table:table-cell>
          <table:table-cell table:formula="of:=POWER([.C220]-6.75;2)" office:value-type="float" office:value="0.00262088553332224" calcext:value-type="float">
            <text:p>0.002620885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778066" calcext:value-type="float">
            <text:p>6.778066</text:p>
          </table:table-cell>
          <table:table-cell office:value-type="float" office:value="6.69797266" calcext:value-type="float">
            <text:p>6.69797266</text:p>
          </table:table-cell>
          <table:table-cell table:formula="of:=POWER([.C221]-6.75;2)" office:value-type="float" office:value="0.00270684410747564" calcext:value-type="float">
            <text:p>0.002706844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768445" calcext:value-type="float">
            <text:p>6.768445</text:p>
          </table:table-cell>
          <table:table-cell office:value-type="float" office:value="6.69711348" calcext:value-type="float">
            <text:p>6.69711348</text:p>
          </table:table-cell>
          <table:table-cell table:formula="of:=POWER([.C222]-6.75;2)" office:value-type="float" office:value="0.00279698399771035" calcext:value-type="float">
            <text:p>0.00279698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757648" calcext:value-type="float">
            <text:p>6.757648</text:p>
          </table:table-cell>
          <table:table-cell office:value-type="float" office:value="6.69623069" calcext:value-type="float">
            <text:p>6.69623069</text:p>
          </table:table-cell>
          <table:table-cell table:formula="of:=POWER([.C223]-6.75;2)" office:value-type="float" office:value="0.00289113869787608" calcext:value-type="float">
            <text:p>0.002891138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745816" calcext:value-type="float">
            <text:p>6.745816</text:p>
          </table:table-cell>
          <table:table-cell office:value-type="float" office:value="6.69532018" calcext:value-type="float">
            <text:p>6.69532018</text:p>
          </table:table-cell>
          <table:table-cell table:formula="of:=POWER([.C224]-6.75;2)" office:value-type="float" office:value="0.00298988271523236" calcext:value-type="float">
            <text:p>0.002989882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73311" calcext:value-type="float">
            <text:p>6.73311</text:p>
          </table:table-cell>
          <table:table-cell office:value-type="float" office:value="6.69436123" calcext:value-type="float">
            <text:p>6.69436123</text:p>
          </table:table-cell>
          <table:table-cell table:formula="of:=POWER([.C225]-6.75;2)" office:value-type="float" office:value="0.00309567272711288" calcext:value-type="float">
            <text:p>0.003095672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19705" calcext:value-type="float">
            <text:p>6.719705</text:p>
          </table:table-cell>
          <table:table-cell office:value-type="float" office:value="6.693281635" calcext:value-type="float">
            <text:p>6.693281635</text:p>
          </table:table-cell>
          <table:table-cell table:formula="of:=POWER([.C226]-6.75;2)" office:value-type="float" office:value="0.00321697292827323" calcext:value-type="float">
            <text:p>0.003216972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05784" calcext:value-type="float">
            <text:p>6.705784</text:p>
          </table:table-cell>
          <table:table-cell office:value-type="float" office:value="6.691728865" calcext:value-type="float">
            <text:p>6.691728865</text:p>
          </table:table-cell>
          <table:table-cell table:formula="of:=POWER([.C227]-6.75;2)" office:value-type="float" office:value="0.00339552517418823" calcext:value-type="float">
            <text:p>0.003395525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91528" calcext:value-type="float">
            <text:p>6.691528</text:p>
          </table:table-cell>
          <table:table-cell office:value-type="float" office:value="6.699977455" calcext:value-type="float">
            <text:p>6.699977455</text:p>
          </table:table-cell>
          <table:table-cell table:formula="of:=POWER([.C228]-6.75;2)" office:value-type="float" office:value="0.00250225500827703" calcext:value-type="float">
            <text:p>0.00250225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77111" calcext:value-type="float">
            <text:p>6.677111</text:p>
          </table:table-cell>
          <table:table-cell office:value-type="float" office:value="6.70036951" calcext:value-type="float">
            <text:p>6.70036951</text:p>
          </table:table-cell>
          <table:table-cell table:formula="of:=POWER([.C229]-6.75;2)" office:value-type="float" office:value="0.00246318553764012" calcext:value-type="float">
            <text:p>0.002463185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662689" calcext:value-type="float">
            <text:p>6.662689</text:p>
          </table:table-cell>
          <table:table-cell office:value-type="float" office:value="6.70045914" calcext:value-type="float">
            <text:p>6.70045914</text:p>
          </table:table-cell>
          <table:table-cell table:formula="of:=POWER([.C230]-6.75;2)" office:value-type="float" office:value="0.00245429680953965" calcext:value-type="float">
            <text:p>0.002454296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48388" calcext:value-type="float">
            <text:p>6.648388</text:p>
          </table:table-cell>
          <table:table-cell office:value-type="float" office:value="6.70050282" calcext:value-type="float">
            <text:p>6.70050282</text:p>
          </table:table-cell>
          <table:table-cell table:formula="of:=POWER([.C231]-6.75;2)" office:value-type="float" office:value="0.00244997082795244" calcext:value-type="float">
            <text:p>0.002449970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63429" calcext:value-type="float">
            <text:p>6.63429</text:p>
          </table:table-cell>
          <table:table-cell office:value-type="float" office:value="6.7005748" calcext:value-type="float">
            <text:p>6.7005748</text:p>
          </table:table-cell>
          <table:table-cell table:formula="of:=POWER([.C232]-6.75;2)" office:value-type="float" office:value="0.00244285039503999" calcext:value-type="float">
            <text:p>0.002442850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620411" calcext:value-type="float">
            <text:p>6.620411</text:p>
          </table:table-cell>
          <table:table-cell office:value-type="float" office:value="6.700709285" calcext:value-type="float">
            <text:p>6.700709285</text:p>
          </table:table-cell>
          <table:table-cell table:formula="of:=POWER([.C233]-6.75;2)" office:value-type="float" office:value="0.0024295745852112" calcext:value-type="float">
            <text:p>0.002429574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60666" calcext:value-type="float">
            <text:p>6.60666</text:p>
          </table:table-cell>
          <table:table-cell office:value-type="float" office:value="6.700926255" calcext:value-type="float">
            <text:p>6.700926255</text:p>
          </table:table-cell>
          <table:table-cell table:formula="of:=POWER([.C234]-6.75;2)" office:value-type="float" office:value="0.00240823244832505" calcext:value-type="float">
            <text:p>0.002408232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592754" calcext:value-type="float">
            <text:p>6.592754</text:p>
          </table:table-cell>
          <table:table-cell office:value-type="float" office:value="6.701239425" calcext:value-type="float">
            <text:p>6.701239425</text:p>
          </table:table-cell>
          <table:table-cell table:formula="of:=POWER([.C235]-6.75;2)" office:value-type="float" office:value="0.00237759367433064" calcext:value-type="float">
            <text:p>0.002377593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578019" calcext:value-type="float">
            <text:p>6.578019</text:p>
          </table:table-cell>
          <table:table-cell office:value-type="float" office:value="6.70165995" calcext:value-type="float">
            <text:p>6.70165995</text:p>
          </table:table-cell>
          <table:table-cell table:formula="of:=POWER([.C236]-6.75;2)" office:value-type="float" office:value="0.00233676043400252" calcext:value-type="float">
            <text:p>0.002336760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560862" calcext:value-type="float">
            <text:p>6.560862</text:p>
          </table:table-cell>
          <table:table-cell office:value-type="float" office:value="6.702199565" calcext:value-type="float">
            <text:p>6.702199565</text:p>
          </table:table-cell>
          <table:table-cell table:formula="of:=POWER([.C237]-6.75;2)" office:value-type="float" office:value="0.00228488158618923" calcext:value-type="float">
            <text:p>0.002284881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537005" calcext:value-type="float">
            <text:p>6.537005</text:p>
          </table:table-cell>
          <table:table-cell office:value-type="float" office:value="6.702875755" calcext:value-type="float">
            <text:p>6.702875755</text:p>
          </table:table-cell>
          <table:table-cell table:formula="of:=POWER([.C238]-6.75;2)" office:value-type="float" office:value="0.00222069446682003" calcext:value-type="float">
            <text:p>0.002220694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49103" calcext:value-type="float">
            <text:p>6.49103</text:p>
          </table:table-cell>
          <table:table-cell office:value-type="float" office:value="6.703725505" calcext:value-type="float">
            <text:p>6.703725505</text:p>
          </table:table-cell>
          <table:table-cell table:formula="of:=POWER([.C239]-6.75;2)" office:value-type="float" office:value="0.00214132888750499" calcext:value-type="float">
            <text:p>0.002141328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299883" calcext:value-type="float">
            <text:p>6.299883</text:p>
          </table:table-cell>
          <table:table-cell office:value-type="float" office:value="6.704861215" calcext:value-type="float">
            <text:p>6.704861215</text:p>
          </table:table-cell>
          <table:table-cell table:formula="of:=POWER([.C240]-6.75;2)" office:value-type="float" office:value="0.00203750991127621" calcext:value-type="float">
            <text:p>0.002037509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.005341" calcext:value-type="float">
            <text:p>7.005341</text:p>
          </table:table-cell>
          <table:table-cell office:value-type="float" office:value="6.70700906" calcext:value-type="float">
            <text:p>6.70700906</text:p>
          </table:table-cell>
          <table:table-cell table:formula="of:=POWER([.C241]-6.75;2)" office:value-type="float" office:value="0.00184822092208361" calcext:value-type="float">
            <text:p>0.001848220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2016" calcext:value-type="float">
            <text:p>6.72016</text:p>
          </table:table-cell>
          <table:table-cell office:value-type="float" office:value="6.70568498" calcext:value-type="float">
            <text:p>6.70568498</text:p>
          </table:table-cell>
          <table:table-cell table:formula="of:=POWER([.C242]-6.75;2)" office:value-type="float" office:value="0.0019638209976004" calcext:value-type="float">
            <text:p>0.00196382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73287" calcext:value-type="float">
            <text:p>6.673287</text:p>
          </table:table-cell>
          <table:table-cell office:value-type="float" office:value="6.705839935" calcext:value-type="float">
            <text:p>6.705839935</text:p>
          </table:table-cell>
          <table:table-cell table:formula="of:=POWER([.C243]-6.75;2)" office:value-type="float" office:value="0.00195011134080421" calcext:value-type="float">
            <text:p>0.001950111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65725" calcext:value-type="float">
            <text:p>6.65725</text:p>
          </table:table-cell>
          <table:table-cell office:value-type="float" office:value="6.70627908" calcext:value-type="float">
            <text:p>6.70627908</text:p>
          </table:table-cell>
          <table:table-cell table:formula="of:=POWER([.C244]-6.75;2)" office:value-type="float" office:value="0.00191151884564641" calcext:value-type="float">
            <text:p>0.001911518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652176" calcext:value-type="float">
            <text:p>6.652176</text:p>
          </table:table-cell>
          <table:table-cell office:value-type="float" office:value="6.706843975" calcext:value-type="float">
            <text:p>6.706843975</text:p>
          </table:table-cell>
          <table:table-cell table:formula="of:=POWER([.C245]-6.75;2)" office:value-type="float" office:value="0.00186244249380063" calcext:value-type="float">
            <text:p>0.001862442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652765" calcext:value-type="float">
            <text:p>6.652765</text:p>
          </table:table-cell>
          <table:table-cell office:value-type="float" office:value="6.70747471" calcext:value-type="float">
            <text:p>6.70747471</text:p>
          </table:table-cell>
          <table:table-cell table:formula="of:=POWER([.C246]-6.75;2)" office:value-type="float" office:value="0.00180840028958413" calcext:value-type="float">
            <text:p>0.001808400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656924" calcext:value-type="float">
            <text:p>6.656924</text:p>
          </table:table-cell>
          <table:table-cell office:value-type="float" office:value="6.70813713" calcext:value-type="float">
            <text:p>6.70813713</text:p>
          </table:table-cell>
          <table:table-cell table:formula="of:=POWER([.C247]-6.75;2)" office:value-type="float" office:value="0.00175249988463691" calcext:value-type="float">
            <text:p>0.001752499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63585" calcext:value-type="float">
            <text:p>6.663585</text:p>
          </table:table-cell>
          <table:table-cell office:value-type="float" office:value="6.70880689" calcext:value-type="float">
            <text:p>6.70880689</text:p>
          </table:table-cell>
          <table:table-cell table:formula="of:=POWER([.C248]-6.75;2)" office:value-type="float" office:value="0.0016968723114721" calcext:value-type="float">
            <text:p>0.001696872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7209" calcext:value-type="float">
            <text:p>6.67209</text:p>
          </table:table-cell>
          <table:table-cell office:value-type="float" office:value="6.70946442" calcext:value-type="float">
            <text:p>6.70946442</text:p>
          </table:table-cell>
          <table:table-cell table:formula="of:=POWER([.C249]-6.75;2)" office:value-type="float" office:value="0.00164313324593642" calcext:value-type="float">
            <text:p>0.001643133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681965" calcext:value-type="float">
            <text:p>6.681965</text:p>
          </table:table-cell>
          <table:table-cell office:value-type="float" office:value="6.71009296" calcext:value-type="float">
            <text:p>6.71009296</text:p>
          </table:table-cell>
          <table:table-cell table:formula="of:=POWER([.C250]-6.75;2)" office:value-type="float" office:value="0.00159257184156161" calcext:value-type="float">
            <text:p>0.001592571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92822" calcext:value-type="float">
            <text:p>6.692822</text:p>
          </table:table-cell>
          <table:table-cell office:value-type="float" office:value="6.71067773" calcext:value-type="float">
            <text:p>6.71067773</text:p>
          </table:table-cell>
          <table:table-cell table:formula="of:=POWER([.C251]-6.75;2)" office:value-type="float" office:value="0.00154624091795286" calcext:value-type="float">
            <text:p>0.001546240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04328" calcext:value-type="float">
            <text:p>6.704328</text:p>
          </table:table-cell>
          <table:table-cell office:value-type="float" office:value="6.71120562" calcext:value-type="float">
            <text:p>6.71120562</text:p>
          </table:table-cell>
          <table:table-cell table:formula="of:=POWER([.C252]-6.75;2)" office:value-type="float" office:value="0.00150500391958438" calcext:value-type="float">
            <text:p>0.001505003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16171" calcext:value-type="float">
            <text:p>6.716171</text:p>
          </table:table-cell>
          <table:table-cell office:value-type="float" office:value="6.711665035" calcext:value-type="float">
            <text:p>6.711665035</text:p>
          </table:table-cell>
          <table:table-cell table:formula="of:=POWER([.C253]-6.75;2)" office:value-type="float" office:value="0.00146956954155121" calcext:value-type="float">
            <text:p>0.001469569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28064" calcext:value-type="float">
            <text:p>6.728064</text:p>
          </table:table-cell>
          <table:table-cell office:value-type="float" office:value="6.712045925" calcext:value-type="float">
            <text:p>6.712045925</text:p>
          </table:table-cell>
          <table:table-cell table:formula="of:=POWER([.C254]-6.75;2)" office:value-type="float" office:value="0.00144051180910563" calcext:value-type="float">
            <text:p>0.001440511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39731" calcext:value-type="float">
            <text:p>6.739731</text:p>
          </table:table-cell>
          <table:table-cell office:value-type="float" office:value="6.71233982" calcext:value-type="float">
            <text:p>6.71233982</text:p>
          </table:table-cell>
          <table:table-cell table:formula="of:=POWER([.C255]-6.75;2)" office:value-type="float" office:value="0.00141828915763237" calcext:value-type="float">
            <text:p>0.001418289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750909" calcext:value-type="float">
            <text:p>6.750909</text:p>
          </table:table-cell>
          <table:table-cell office:value-type="float" office:value="6.712539935" calcext:value-type="float">
            <text:p>6.712539935</text:p>
          </table:table-cell>
          <table:table-cell table:formula="of:=POWER([.C256]-6.75;2)" office:value-type="float" office:value="0.00140325646980425" calcext:value-type="float">
            <text:p>0.00140325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61353" calcext:value-type="float">
            <text:p>6.761353</text:p>
          </table:table-cell>
          <table:table-cell office:value-type="float" office:value="6.712641275" calcext:value-type="float">
            <text:p>6.712641275</text:p>
          </table:table-cell>
          <table:table-cell table:formula="of:=POWER([.C257]-6.75;2)" office:value-type="float" office:value="0.00139567433362561" calcext:value-type="float">
            <text:p>0.001395674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770832" calcext:value-type="float">
            <text:p>6.770832</text:p>
          </table:table-cell>
          <table:table-cell office:value-type="float" office:value="6.712640715" calcext:value-type="float">
            <text:p>6.712640715</text:p>
          </table:table-cell>
          <table:table-cell table:formula="of:=POWER([.C258]-6.75;2)" office:value-type="float" office:value="0.00139571617571122" calcext:value-type="float">
            <text:p>0.001395716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79138" calcext:value-type="float">
            <text:p>6.779138</text:p>
          </table:table-cell>
          <table:table-cell office:value-type="float" office:value="6.712537085" calcext:value-type="float">
            <text:p>6.712537085</text:p>
          </table:table-cell>
          <table:table-cell table:formula="of:=POWER([.C259]-6.75;2)" office:value-type="float" office:value="0.00140347000029722" calcext:value-type="float">
            <text:p>0.0014034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8609" calcext:value-type="float">
            <text:p>6.78609</text:p>
          </table:table-cell>
          <table:table-cell office:value-type="float" office:value="6.712331195" calcext:value-type="float">
            <text:p>6.712331195</text:p>
          </table:table-cell>
          <table:table-cell table:formula="of:=POWER([.C260]-6.75;2)" office:value-type="float" office:value="0.00141893887012803" calcext:value-type="float">
            <text:p>0.001418938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791533" calcext:value-type="float">
            <text:p>6.791533</text:p>
          </table:table-cell>
          <table:table-cell office:value-type="float" office:value="6.712025835" calcext:value-type="float">
            <text:p>6.712025835</text:p>
          </table:table-cell>
          <table:table-cell table:formula="of:=POWER([.C261]-6.75;2)" office:value-type="float" office:value="0.0014420372074472" calcext:value-type="float">
            <text:p>0.001442037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795348" calcext:value-type="float">
            <text:p>6.795348</text:p>
          </table:table-cell>
          <table:table-cell office:value-type="float" office:value="6.71162574" calcext:value-type="float">
            <text:p>6.71162574</text:p>
          </table:table-cell>
          <table:table-cell table:formula="of:=POWER([.C262]-6.75;2)" office:value-type="float" office:value="0.00147258383054762" calcext:value-type="float">
            <text:p>0.001472583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797449" calcext:value-type="float">
            <text:p>6.797449</text:p>
          </table:table-cell>
          <table:table-cell office:value-type="float" office:value="6.711137505" calcext:value-type="float">
            <text:p>6.711137505</text:p>
          </table:table-cell>
          <table:table-cell table:formula="of:=POWER([.C263]-6.75;2)" office:value-type="float" office:value="0.00151029351762503" calcext:value-type="float">
            <text:p>0.001510293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97792" calcext:value-type="float">
            <text:p>6.797792</text:p>
          </table:table-cell>
          <table:table-cell office:value-type="float" office:value="6.71056945" calcext:value-type="float">
            <text:p>6.71056945</text:p>
          </table:table-cell>
          <table:table-cell table:formula="of:=POWER([.C264]-6.75;2)" office:value-type="float" office:value="0.00155476827330247" calcext:value-type="float">
            <text:p>0.001554768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96367" calcext:value-type="float">
            <text:p>6.796367</text:p>
          </table:table-cell>
          <table:table-cell office:value-type="float" office:value="6.70993146" calcext:value-type="float">
            <text:p>6.70993146</text:p>
          </table:table-cell>
          <table:table-cell table:formula="of:=POWER([.C265]-6.75;2)" office:value-type="float" office:value="0.0016054878977316" calcext:value-type="float">
            <text:p>0.001605487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793203" calcext:value-type="float">
            <text:p>6.793203</text:p>
          </table:table-cell>
          <table:table-cell office:value-type="float" office:value="6.70923478" calcext:value-type="float">
            <text:p>6.70923478</text:p>
          </table:table-cell>
          <table:table-cell table:formula="of:=POWER([.C266]-6.75;2)" office:value-type="float" office:value="0.00166180316164839" calcext:value-type="float">
            <text:p>0.001661803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788364" calcext:value-type="float">
            <text:p>6.788364</text:p>
          </table:table-cell>
          <table:table-cell office:value-type="float" office:value="6.70849182" calcext:value-type="float">
            <text:p>6.70849182</text:p>
          </table:table-cell>
          <table:table-cell table:formula="of:=POWER([.C267]-6.75;2)" office:value-type="float" office:value="0.00172292900691241" calcext:value-type="float">
            <text:p>0.00172292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781943" calcext:value-type="float">
            <text:p>6.781943</text:p>
          </table:table-cell>
          <table:table-cell office:value-type="float" office:value="6.707715895" calcext:value-type="float">
            <text:p>6.707715895</text:p>
          </table:table-cell>
          <table:table-cell table:formula="of:=POWER([.C268]-6.75;2)" office:value-type="float" office:value="0.00178794553565105" calcext:value-type="float">
            <text:p>0.001787945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77406" calcext:value-type="float">
            <text:p>6.77406</text:p>
          </table:table-cell>
          <table:table-cell office:value-type="float" office:value="6.70692101" calcext:value-type="float">
            <text:p>6.70692101</text:p>
          </table:table-cell>
          <table:table-cell table:formula="of:=POWER([.C269]-6.75;2)" office:value-type="float" office:value="0.00185579937942007" calcext:value-type="float">
            <text:p>0.001855799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64859" calcext:value-type="float">
            <text:p>6.764859</text:p>
          </table:table-cell>
          <table:table-cell office:value-type="float" office:value="6.706121615" calcext:value-type="float">
            <text:p>6.706121615</text:p>
          </table:table-cell>
          <table:table-cell table:formula="of:=POWER([.C270]-6.75;2)" office:value-type="float" office:value="0.00192531267020824" calcext:value-type="float">
            <text:p>0.001925312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54495" calcext:value-type="float">
            <text:p>6.754495</text:p>
          </table:table-cell>
          <table:table-cell office:value-type="float" office:value="6.705332385" calcext:value-type="float">
            <text:p>6.705332385</text:p>
          </table:table-cell>
          <table:table-cell table:formula="of:=POWER([.C271]-6.75;2)" office:value-type="float" office:value="0.00199519582978821" calcext:value-type="float">
            <text:p>0.001995195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743138" calcext:value-type="float">
            <text:p>6.743138</text:p>
          </table:table-cell>
          <table:table-cell office:value-type="float" office:value="6.70456811" calcext:value-type="float">
            <text:p>6.70456811</text:p>
          </table:table-cell>
          <table:table-cell table:formula="of:=POWER([.C272]-6.75;2)" office:value-type="float" office:value="0.00206405662897207" calcext:value-type="float">
            <text:p>0.002064056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30964" calcext:value-type="float">
            <text:p>6.730964</text:p>
          </table:table-cell>
          <table:table-cell office:value-type="float" office:value="6.703843915" calcext:value-type="float">
            <text:p>6.703843915</text:p>
          </table:table-cell>
          <table:table-cell table:formula="of:=POWER([.C273]-6.75;2)" office:value-type="float" office:value="0.00213038418252721" calcext:value-type="float">
            <text:p>0.002130384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18154" calcext:value-type="float">
            <text:p>6.718154</text:p>
          </table:table-cell>
          <table:table-cell office:value-type="float" office:value="6.70318123" calcext:value-type="float">
            <text:p>6.70318123</text:p>
          </table:table-cell>
          <table:table-cell table:formula="of:=POWER([.C274]-6.75;2)" office:value-type="float" office:value="0.00219199722431288" calcext:value-type="float">
            <text:p>0.002191997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04888" calcext:value-type="float">
            <text:p>6.704888</text:p>
          </table:table-cell>
          <table:table-cell office:value-type="float" office:value="6.70255975" calcext:value-type="float">
            <text:p>6.70255975</text:p>
          </table:table-cell>
          <table:table-cell table:formula="of:=POWER([.C275]-6.75;2)" office:value-type="float" office:value="0.00225057732006252" calcext:value-type="float">
            <text:p>0.002250577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91351" calcext:value-type="float">
            <text:p>6.691351</text:p>
          </table:table-cell>
          <table:table-cell office:value-type="float" office:value="6.702021405" calcext:value-type="float">
            <text:p>6.702021405</text:p>
          </table:table-cell>
          <table:table-cell table:formula="of:=POWER([.C276]-6.75;2)" office:value-type="float" office:value="0.00230194557817403" calcext:value-type="float">
            <text:p>0.002301945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77723" calcext:value-type="float">
            <text:p>6.677723</text:p>
          </table:table-cell>
          <table:table-cell office:value-type="float" office:value="6.701571835" calcext:value-type="float">
            <text:p>6.701571835</text:p>
          </table:table-cell>
          <table:table-cell table:formula="of:=POWER([.C277]-6.75;2)" office:value-type="float" office:value="0.00234528716526721" calcext:value-type="float">
            <text:p>0.002345287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664188" calcext:value-type="float">
            <text:p>6.664188</text:p>
          </table:table-cell>
          <table:table-cell office:value-type="float" office:value="6.70121949" calcext:value-type="float">
            <text:p>6.70121949</text:p>
          </table:table-cell>
          <table:table-cell table:formula="of:=POWER([.C278]-6.75;2)" office:value-type="float" office:value="0.00237953815586013" calcext:value-type="float">
            <text:p>0.002379538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650927" calcext:value-type="float">
            <text:p>6.650927</text:p>
          </table:table-cell>
          <table:table-cell office:value-type="float" office:value="6.700971755" calcext:value-type="float">
            <text:p>6.700971755</text:p>
          </table:table-cell>
          <table:table-cell table:formula="of:=POWER([.C279]-6.75;2)" office:value-type="float" office:value="0.00240376880777999" calcext:value-type="float">
            <text:p>0.002403768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638115" calcext:value-type="float">
            <text:p>6.638115</text:p>
          </table:table-cell>
          <table:table-cell office:value-type="float" office:value="6.70083442" calcext:value-type="float">
            <text:p>6.70083442</text:p>
          </table:table-cell>
          <table:table-cell table:formula="of:=POWER([.C280]-6.75;2)" office:value-type="float" office:value="0.00241725425673644" calcext:value-type="float">
            <text:p>0.002417254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625918" calcext:value-type="float">
            <text:p>6.625918</text:p>
          </table:table-cell>
          <table:table-cell office:value-type="float" office:value="6.700811475" calcext:value-type="float">
            <text:p>6.700811475</text:p>
          </table:table-cell>
          <table:table-cell table:formula="of:=POWER([.C281]-6.75;2)" office:value-type="float" office:value="0.00241951099167562" calcext:value-type="float">
            <text:p>0.00241951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614472" calcext:value-type="float">
            <text:p>6.614472</text:p>
          </table:table-cell>
          <table:table-cell office:value-type="float" office:value="6.700905025" calcext:value-type="float">
            <text:p>6.700905025</text:p>
          </table:table-cell>
          <table:table-cell table:formula="of:=POWER([.C282]-6.75;2)" office:value-type="float" office:value="0.00241031657025063" calcext:value-type="float">
            <text:p>0.002410316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603842" calcext:value-type="float">
            <text:p>6.603842</text:p>
          </table:table-cell>
          <table:table-cell office:value-type="float" office:value="6.701115355" calcext:value-type="float">
            <text:p>6.701115355</text:p>
          </table:table-cell>
          <table:table-cell table:formula="of:=POWER([.C283]-6.75;2)" office:value-type="float" office:value="0.00238970851677605" calcext:value-type="float">
            <text:p>0.002389708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593907" calcext:value-type="float">
            <text:p>6.593907</text:p>
          </table:table-cell>
          <table:table-cell office:value-type="float" office:value="6.701441225" calcext:value-type="float">
            <text:p>6.701441225</text:p>
          </table:table-cell>
          <table:table-cell table:formula="of:=POWER([.C284]-6.75;2)" office:value-type="float" office:value="0.00235795462950063" calcext:value-type="float">
            <text:p>0.002357954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58391" calcext:value-type="float">
            <text:p>6.58391</text:p>
          </table:table-cell>
          <table:table-cell office:value-type="float" office:value="6.7018808" calcext:value-type="float">
            <text:p>6.7018808</text:p>
          </table:table-cell>
          <table:table-cell table:formula="of:=POWER([.C285]-6.75;2)" office:value-type="float" office:value="0.00231545740864003" calcext:value-type="float">
            <text:p>0.002315457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569696" calcext:value-type="float">
            <text:p>6.569696</text:p>
          </table:table-cell>
          <table:table-cell office:value-type="float" office:value="6.702434835" calcext:value-type="float">
            <text:p>6.702434835</text:p>
          </table:table-cell>
          <table:table-cell table:formula="of:=POWER([.C286]-6.75;2)" office:value-type="float" office:value="0.00226244492147722" calcext:value-type="float">
            <text:p>0.002262444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409936" calcext:value-type="float">
            <text:p>6.409936</text:p>
          </table:table-cell>
          <table:table-cell office:value-type="float" office:value="6.703123715" calcext:value-type="float">
            <text:p>6.703123715</text:p>
          </table:table-cell>
          <table:table-cell table:formula="of:=POWER([.C287]-6.75;2)" office:value-type="float" office:value="0.0021973860954012" calcext:value-type="float">
            <text:p>0.002197386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11181" calcext:value-type="float">
            <text:p>6.611181</text:p>
          </table:table-cell>
          <table:table-cell office:value-type="float" office:value="6.704673395" calcext:value-type="float">
            <text:p>6.704673395</text:p>
          </table:table-cell>
          <table:table-cell table:formula="of:=POWER([.C288]-6.75;2)" office:value-type="float" office:value="0.00205450112082599" calcext:value-type="float">
            <text:p>0.002054501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59866" calcext:value-type="float">
            <text:p>6.59866</text:p>
          </table:table-cell>
          <table:table-cell office:value-type="float" office:value="6.705276055" calcext:value-type="float">
            <text:p>6.705276055</text:p>
          </table:table-cell>
          <table:table-cell table:formula="of:=POWER([.C289]-6.75;2)" office:value-type="float" office:value="0.00200023125636305" calcext:value-type="float">
            <text:p>0.002000231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597761" calcext:value-type="float">
            <text:p>6.597761</text:p>
          </table:table-cell>
          <table:table-cell office:value-type="float" office:value="6.705996805" calcext:value-type="float">
            <text:p>6.705996805</text:p>
          </table:table-cell>
          <table:table-cell table:formula="of:=POWER([.C290]-6.75;2)" office:value-type="float" office:value="0.00193628117020804" calcext:value-type="float">
            <text:p>0.001936281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601081" calcext:value-type="float">
            <text:p>6.601081</text:p>
          </table:table-cell>
          <table:table-cell office:value-type="float" office:value="6.706772975" calcext:value-type="float">
            <text:p>6.706772975</text:p>
          </table:table-cell>
          <table:table-cell table:formula="of:=POWER([.C291]-6.75;2)" office:value-type="float" office:value="0.00186857569035064" calcext:value-type="float">
            <text:p>0.001868575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607202" calcext:value-type="float">
            <text:p>6.607202</text:p>
          </table:table-cell>
          <table:table-cell office:value-type="float" office:value="6.707578165" calcext:value-type="float">
            <text:p>6.707578165</text:p>
          </table:table-cell>
          <table:table-cell table:formula="of:=POWER([.C292]-6.75;2)" office:value-type="float" office:value="0.00179961208476721" calcext:value-type="float">
            <text:p>0.001799612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615545" calcext:value-type="float">
            <text:p>6.615545</text:p>
          </table:table-cell>
          <table:table-cell office:value-type="float" office:value="6.708392395" calcext:value-type="float">
            <text:p>6.708392395</text:p>
          </table:table-cell>
          <table:table-cell table:formula="of:=POWER([.C293]-6.75;2)" office:value-type="float" office:value="0.00173119279383605" calcext:value-type="float">
            <text:p>0.001731192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625723" calcext:value-type="float">
            <text:p>6.625723</text:p>
          </table:table-cell>
          <table:table-cell office:value-type="float" office:value="6.709198025" calcext:value-type="float">
            <text:p>6.709198025</text:p>
          </table:table-cell>
          <table:table-cell table:formula="of:=POWER([.C294]-6.75;2)" office:value-type="float" office:value="0.00166480116390062" calcext:value-type="float">
            <text:p>0.001664801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37395" calcext:value-type="float">
            <text:p>6.637395</text:p>
          </table:table-cell>
          <table:table-cell office:value-type="float" office:value="6.709978895" calcext:value-type="float">
            <text:p>6.709978895</text:p>
          </table:table-cell>
          <table:table-cell table:formula="of:=POWER([.C295]-6.75;2)" office:value-type="float" office:value="0.00160168884542103" calcext:value-type="float">
            <text:p>0.001601688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50225" calcext:value-type="float">
            <text:p>6.650225</text:p>
          </table:table-cell>
          <table:table-cell office:value-type="float" office:value="6.71072021" calcext:value-type="float">
            <text:p>6.71072021</text:p>
          </table:table-cell>
          <table:table-cell table:formula="of:=POWER([.C296]-6.75;2)" office:value-type="float" office:value="0.00154290190244411" calcext:value-type="float">
            <text:p>0.001542901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63876" calcext:value-type="float">
            <text:p>6.663876</text:p>
          </table:table-cell>
          <table:table-cell office:value-type="float" office:value="6.711408675" calcext:value-type="float">
            <text:p>6.711408675</text:p>
          </table:table-cell>
          <table:table-cell table:formula="of:=POWER([.C297]-6.75;2)" office:value-type="float" office:value="0.0014892903652556" calcext:value-type="float">
            <text:p>0.001489290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678011" calcext:value-type="float">
            <text:p>6.678011</text:p>
          </table:table-cell>
          <table:table-cell office:value-type="float" office:value="6.71203263" calcext:value-type="float">
            <text:p>6.71203263</text:p>
          </table:table-cell>
          <table:table-cell table:formula="of:=POWER([.C298]-6.75;2)" office:value-type="float" office:value="0.00144152118471687" calcext:value-type="float">
            <text:p>0.001441521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692303" calcext:value-type="float">
            <text:p>6.692303</text:p>
          </table:table-cell>
          <table:table-cell office:value-type="float" office:value="6.71258224" calcext:value-type="float">
            <text:p>6.71258224</text:p>
          </table:table-cell>
          <table:table-cell table:formula="of:=POWER([.C299]-6.75;2)" office:value-type="float" office:value="0.00140008876341762" calcext:value-type="float">
            <text:p>0.001400088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06439" calcext:value-type="float">
            <text:p>6.706439</text:p>
          </table:table-cell>
          <table:table-cell office:value-type="float" office:value="6.713049635" calcext:value-type="float">
            <text:p>6.713049635</text:p>
          </table:table-cell>
          <table:table-cell table:formula="of:=POWER([.C300]-6.75;2)" office:value-type="float" office:value="0.00136532947363323" calcext:value-type="float">
            <text:p>0.001365329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720128" calcext:value-type="float">
            <text:p>6.720128</text:p>
          </table:table-cell>
          <table:table-cell office:value-type="float" office:value="6.713429025" calcext:value-type="float">
            <text:p>6.713429025</text:p>
          </table:table-cell>
          <table:table-cell table:formula="of:=POWER([.C301]-6.75;2)" office:value-type="float" office:value="0.00133743621245063" calcext:value-type="float">
            <text:p>0.001337436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33104" calcext:value-type="float">
            <text:p>6.733104</text:p>
          </table:table-cell>
          <table:table-cell office:value-type="float" office:value="6.713716765" calcext:value-type="float">
            <text:p>6.713716765</text:p>
          </table:table-cell>
          <table:table-cell table:formula="of:=POWER([.C302]-6.75;2)" office:value-type="float" office:value="0.00131647314206522" calcext:value-type="float">
            <text:p>0.001316473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45129" calcext:value-type="float">
            <text:p>6.745129</text:p>
          </table:table-cell>
          <table:table-cell office:value-type="float" office:value="6.713911385" calcext:value-type="float">
            <text:p>6.713911385</text:p>
          </table:table-cell>
          <table:table-cell table:formula="of:=POWER([.C303]-6.75;2)" office:value-type="float" office:value="0.0013023881326182" calcext:value-type="float">
            <text:p>0.001302388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755995" calcext:value-type="float">
            <text:p>6.755995</text:p>
          </table:table-cell>
          <table:table-cell office:value-type="float" office:value="6.714013565" calcext:value-type="float">
            <text:p>6.714013565</text:p>
          </table:table-cell>
          <table:table-cell table:formula="of:=POWER([.C304]-6.75;2)" office:value-type="float" office:value="0.00129502350400922" calcext:value-type="float">
            <text:p>0.001295023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765521" calcext:value-type="float">
            <text:p>6.765521</text:p>
          </table:table-cell>
          <table:table-cell office:value-type="float" office:value="6.714026005" calcext:value-type="float">
            <text:p>6.714026005</text:p>
          </table:table-cell>
          <table:table-cell table:formula="of:=POWER([.C305]-6.75;2)" office:value-type="float" office:value="0.00129412831626002" calcext:value-type="float">
            <text:p>0.001294128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773557" calcext:value-type="float">
            <text:p>6.773557</text:p>
          </table:table-cell>
          <table:table-cell office:value-type="float" office:value="6.71395326" calcext:value-type="float">
            <text:p>6.71395326</text:p>
          </table:table-cell>
          <table:table-cell table:formula="of:=POWER([.C306]-6.75;2)" office:value-type="float" office:value="0.00129936746462758" calcext:value-type="float">
            <text:p>0.001299367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779978" calcext:value-type="float">
            <text:p>6.779978</text:p>
          </table:table-cell>
          <table:table-cell office:value-type="float" office:value="6.71380144" calcext:value-type="float">
            <text:p>6.71380144</text:p>
          </table:table-cell>
          <table:table-cell table:formula="of:=POWER([.C307]-6.75;2)" office:value-type="float" office:value="0.00131033574607359" calcext:value-type="float">
            <text:p>0.001310335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8469" calcext:value-type="float">
            <text:p>6.78469</text:p>
          </table:table-cell>
          <table:table-cell office:value-type="float" office:value="6.713577855" calcext:value-type="float">
            <text:p>6.713577855</text:p>
          </table:table-cell>
          <table:table-cell table:formula="of:=POWER([.C308]-6.75;2)" office:value-type="float" office:value="0.00132657264640099" calcext:value-type="float">
            <text:p>0.001326572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787621" calcext:value-type="float">
            <text:p>6.787621</text:p>
          </table:table-cell>
          <table:table-cell office:value-type="float" office:value="6.71329053" calcext:value-type="float">
            <text:p>6.71329053</text:p>
          </table:table-cell>
          <table:table-cell table:formula="of:=POWER([.C309]-6.75;2)" office:value-type="float" office:value="0.00134758518768089" calcext:value-type="float">
            <text:p>0.001347585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788731" calcext:value-type="float">
            <text:p>6.788731</text:p>
          </table:table-cell>
          <table:table-cell office:value-type="float" office:value="6.71294768" calcext:value-type="float">
            <text:p>6.71294768</text:p>
          </table:table-cell>
          <table:table-cell table:formula="of:=POWER([.C310]-6.75;2)" office:value-type="float" office:value="0.00137287441738239" calcext:value-type="float">
            <text:p>0.001372874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788004" calcext:value-type="float">
            <text:p>6.788004</text:p>
          </table:table-cell>
          <table:table-cell office:value-type="float" office:value="6.712557065" calcext:value-type="float">
            <text:p>6.712557065</text:p>
          </table:table-cell>
          <table:table-cell table:formula="of:=POWER([.C311]-6.75;2)" office:value-type="float" office:value="0.0014019733814142" calcext:value-type="float">
            <text:p>0.001401973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785454" calcext:value-type="float">
            <text:p>6.785454</text:p>
          </table:table-cell>
          <table:table-cell office:value-type="float" office:value="6.712125295" calcext:value-type="float">
            <text:p>6.712125295</text:p>
          </table:table-cell>
          <table:table-cell table:formula="of:=POWER([.C312]-6.75;2)" office:value-type="float" office:value="0.00143449327883703" calcext:value-type="float">
            <text:p>0.001434493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781123" calcext:value-type="float">
            <text:p>6.781123</text:p>
          </table:table-cell>
          <table:table-cell office:value-type="float" office:value="6.711657025" calcext:value-type="float">
            <text:p>6.711657025</text:p>
          </table:table-cell>
          <table:table-cell table:formula="of:=POWER([.C313]-6.75;2)" office:value-type="float" office:value="0.00147018373185062" calcext:value-type="float">
            <text:p>0.001470183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775086" calcext:value-type="float">
            <text:p>6.775086</text:p>
          </table:table-cell>
          <table:table-cell office:value-type="float" office:value="6.711153915" calcext:value-type="float">
            <text:p>6.711153915</text:p>
          </table:table-cell>
          <table:table-cell table:formula="of:=POWER([.C314]-6.75;2)" office:value-type="float" office:value="0.00150901831982725" calcext:value-type="float">
            <text:p>0.001509018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767443" calcext:value-type="float">
            <text:p>6.767443</text:p>
          </table:table-cell>
          <table:table-cell office:value-type="float" office:value="6.710613045" calcext:value-type="float">
            <text:p>6.710613045</text:p>
          </table:table-cell>
          <table:table-cell table:formula="of:=POWER([.C315]-6.75;2)" office:value-type="float" office:value="0.00155133222417205" calcext:value-type="float">
            <text:p>0.001551332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758329" calcext:value-type="float">
            <text:p>6.758329</text:p>
          </table:table-cell>
          <table:table-cell office:value-type="float" office:value="6.71002411" calcext:value-type="float">
            <text:p>6.71002411</text:p>
          </table:table-cell>
          <table:table-cell table:formula="of:=POWER([.C316]-6.75;2)" office:value-type="float" office:value="0.0015980717812921" calcext:value-type="float">
            <text:p>0.0015980718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747902" calcext:value-type="float">
            <text:p>6.747902</text:p>
          </table:table-cell>
          <table:table-cell office:value-type="float" office:value="6.709363095" calcext:value-type="float">
            <text:p>6.709363095</text:p>
          </table:table-cell>
          <table:table-cell table:formula="of:=POWER([.C317]-6.75;2)" office:value-type="float" office:value="0.00165135804797898" calcext:value-type="float">
            <text:p>0.00165135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36345" calcext:value-type="float">
            <text:p>6.736345</text:p>
          </table:table-cell>
          <table:table-cell office:value-type="float" office:value="6.708575285" calcext:value-type="float">
            <text:p>6.708575285</text:p>
          </table:table-cell>
          <table:table-cell table:formula="of:=POWER([.C318]-6.75;2)" office:value-type="float" office:value="0.00171600701283121" calcext:value-type="float">
            <text:p>0.00171600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23862" calcext:value-type="float">
            <text:p>6.723862</text:p>
          </table:table-cell>
          <table:table-cell office:value-type="float" office:value="6.707514275" calcext:value-type="float">
            <text:p>6.707514275</text:p>
          </table:table-cell>
          <table:table-cell table:formula="of:=POWER([.C319]-6.75;2)" office:value-type="float" office:value="0.0018050368287756" calcext:value-type="float">
            <text:p>0.001805036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10667" calcext:value-type="float">
            <text:p>6.710667</text:p>
          </table:table-cell>
          <table:table-cell office:value-type="float" office:value="6.705559585" calcext:value-type="float">
            <text:p>6.705559585</text:p>
          </table:table-cell>
          <table:table-cell table:formula="of:=POWER([.C320]-6.75;2)" office:value-type="float" office:value="0.00197495048537226" calcext:value-type="float">
            <text:p>0.001974950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96978" calcext:value-type="float">
            <text:p>6.696978</text:p>
          </table:table-cell>
          <table:table-cell office:value-type="float" office:value="6.756373385" calcext:value-type="float">
            <text:p>6.756373385</text:p>
          </table:table-cell>
          <table:table-cell table:formula="of:=POWER([.C321]-6.75;2)" office:value-type="float" office:value="0.000040620036358223" calcext:value-type="float">
            <text:p>0.0000406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8301" calcext:value-type="float">
            <text:p>6.68301</text:p>
          </table:table-cell>
          <table:table-cell office:value-type="float" office:value="6.757938975" calcext:value-type="float">
            <text:p>6.757938975</text:p>
          </table:table-cell>
          <table:table-cell table:formula="of:=POWER([.C322]-6.75;2)" office:value-type="float" office:value="0.0000630273240506261" calcext:value-type="float">
            <text:p>6.30273240506261E-00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68958" calcext:value-type="float">
            <text:p>6.668958</text:p>
          </table:table-cell>
          <table:table-cell office:value-type="float" office:value="6.758741445" calcext:value-type="float">
            <text:p>6.758741445</text:p>
          </table:table-cell>
          <table:table-cell table:formula="of:=POWER([.C323]-6.75;2)" office:value-type="float" office:value="0.0000764128606880262" calcext:value-type="float">
            <text:p>7.64128606880262E-00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5499" calcext:value-type="float">
            <text:p>6.65499</text:p>
          </table:table-cell>
          <table:table-cell office:value-type="float" office:value="6.759316205" calcext:value-type="float">
            <text:p>6.759316205</text:p>
          </table:table-cell>
          <table:table-cell table:formula="of:=POWER([.C324]-6.75;2)" office:value-type="float" office:value="0.0000867916756020285" calcext:value-type="float">
            <text:p>8.67916756020285E-00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41226" calcext:value-type="float">
            <text:p>6.641226</text:p>
          </table:table-cell>
          <table:table-cell office:value-type="float" office:value="6.759806405" calcext:value-type="float">
            <text:p>6.759806405</text:p>
          </table:table-cell>
          <table:table-cell table:formula="of:=POWER([.C325]-6.75;2)" office:value-type="float" office:value="0.0000961655790240243" calcext:value-type="float">
            <text:p>9.61655790240243E-00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2772" calcext:value-type="float">
            <text:p>6.62772</text:p>
          </table:table-cell>
          <table:table-cell office:value-type="float" office:value="6.76027447" calcext:value-type="float">
            <text:p>6.76027447</text:p>
          </table:table-cell>
          <table:table-cell table:formula="of:=POWER([.C326]-6.75;2)" office:value-type="float" office:value="0.000105564733780894" calcext:value-type="float">
            <text:p>0.000105564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614417" calcext:value-type="float">
            <text:p>6.614417</text:p>
          </table:table-cell>
          <table:table-cell office:value-type="float" office:value="6.760755835" calcext:value-type="float">
            <text:p>6.760755835</text:p>
          </table:table-cell>
          <table:table-cell table:formula="of:=POWER([.C327]-6.75;2)" office:value-type="float" office:value="0.000115687986547232" calcext:value-type="float">
            <text:p>0.00011568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601083" calcext:value-type="float">
            <text:p>6.601083</text:p>
          </table:table-cell>
          <table:table-cell office:value-type="float" office:value="6.761274645" calcext:value-type="float">
            <text:p>6.761274645</text:p>
          </table:table-cell>
          <table:table-cell table:formula="of:=POWER([.C328]-6.75;2)" office:value-type="float" office:value="0.000127117619876032" calcext:value-type="float">
            <text:p>0.000127117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87136" calcext:value-type="float">
            <text:p>6.587136</text:p>
          </table:table-cell>
          <table:table-cell office:value-type="float" office:value="6.761850095" calcext:value-type="float">
            <text:p>6.761850095</text:p>
          </table:table-cell>
          <table:table-cell table:formula="of:=POWER([.C329]-6.75;2)" office:value-type="float" office:value="0.00014042475150902" calcext:value-type="float">
            <text:p>0.0001404248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571217" calcext:value-type="float">
            <text:p>6.571217</text:p>
          </table:table-cell>
          <table:table-cell office:value-type="float" office:value="6.76250036" calcext:value-type="float">
            <text:p>6.76250036</text:p>
          </table:table-cell>
          <table:table-cell table:formula="of:=POWER([.C330]-6.75;2)" office:value-type="float" office:value="0.000156259000129594" calcext:value-type="float">
            <text:p>0.00015625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549814" calcext:value-type="float">
            <text:p>6.549814</text:p>
          </table:table-cell>
          <table:table-cell office:value-type="float" office:value="6.763247435" calcext:value-type="float">
            <text:p>6.763247435</text:p>
          </table:table-cell>
          <table:table-cell table:formula="of:=POWER([.C331]-6.75;2)" office:value-type="float" office:value="0.000175494534079232" calcext:value-type="float">
            <text:p>0.0001754945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511151" calcext:value-type="float">
            <text:p>6.511151</text:p>
          </table:table-cell>
          <table:table-cell office:value-type="float" office:value="6.76412832" calcext:value-type="float">
            <text:p>6.76412832</text:p>
          </table:table-cell>
          <table:table-cell table:formula="of:=POWER([.C332]-6.75;2)" office:value-type="float" office:value="0.000199609426022405" calcext:value-type="float">
            <text:p>0.000199609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379908" calcext:value-type="float">
            <text:p>6.379908</text:p>
          </table:table-cell>
          <table:table-cell office:value-type="float" office:value="6.76523655" calcext:value-type="float">
            <text:p>6.76523655</text:p>
          </table:table-cell>
          <table:table-cell table:formula="of:=POWER([.C333]-6.75;2)" office:value-type="float" office:value="0.0002321524559025" calcext:value-type="float">
            <text:p>0.0002321525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.270535" calcext:value-type="float">
            <text:p>7.270535</text:p>
          </table:table-cell>
          <table:table-cell office:value-type="float" office:value="6.76704006" calcext:value-type="float">
            <text:p>6.76704006</text:p>
          </table:table-cell>
          <table:table-cell table:formula="of:=POWER([.C334]-6.75;2)" office:value-type="float" office:value="0.000290363644803608" calcext:value-type="float">
            <text:p>0.000290363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740557" calcext:value-type="float">
            <text:p>6.740557</text:p>
          </table:table-cell>
          <table:table-cell office:value-type="float" office:value="6.76443247" calcext:value-type="float">
            <text:p>6.76443247</text:p>
          </table:table-cell>
          <table:table-cell table:formula="of:=POWER([.C335]-6.75;2)" office:value-type="float" office:value="0.000208296190300901" calcext:value-type="float">
            <text:p>0.0002082962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83703" calcext:value-type="float">
            <text:p>6.683703</text:p>
          </table:table-cell>
          <table:table-cell office:value-type="float" office:value="6.764517835" calcext:value-type="float">
            <text:p>6.764517835</text:p>
          </table:table-cell>
          <table:table-cell table:formula="of:=POWER([.C336]-6.75;2)" office:value-type="float" office:value="0.000210767533087236" calcext:value-type="float">
            <text:p>0.000210767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665068" calcext:value-type="float">
            <text:p>6.665068</text:p>
          </table:table-cell>
          <table:table-cell office:value-type="float" office:value="6.7649298" calcext:value-type="float">
            <text:p>6.7649298</text:p>
          </table:table-cell>
          <table:table-cell table:formula="of:=POWER([.C337]-6.75;2)" office:value-type="float" office:value="0.00022289892804" calcext:value-type="float">
            <text:p>0.000222898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658762" calcext:value-type="float">
            <text:p>6.658762</text:p>
          </table:table-cell>
          <table:table-cell office:value-type="float" office:value="6.765474945" calcext:value-type="float">
            <text:p>6.765474945</text:p>
          </table:table-cell>
          <table:table-cell table:formula="of:=POWER([.C338]-6.75;2)" office:value-type="float" office:value="0.000239473922753032" calcext:value-type="float">
            <text:p>0.000239473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58545" calcext:value-type="float">
            <text:p>6.658545</text:p>
          </table:table-cell>
          <table:table-cell office:value-type="float" office:value="6.76608791" calcext:value-type="float">
            <text:p>6.76608791</text:p>
          </table:table-cell>
          <table:table-cell table:formula="of:=POWER([.C339]-6.75;2)" office:value-type="float" office:value="0.000258820848168085" calcext:value-type="float">
            <text:p>0.000258820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62089" calcext:value-type="float">
            <text:p>6.662089</text:p>
          </table:table-cell>
          <table:table-cell office:value-type="float" office:value="6.76673333" calcext:value-type="float">
            <text:p>6.76673333</text:p>
          </table:table-cell>
          <table:table-cell table:formula="of:=POWER([.C340]-6.75;2)" office:value-type="float" office:value="0.000280004332888903" calcext:value-type="float">
            <text:p>0.000280004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68259" calcext:value-type="float">
            <text:p>6.668259</text:p>
          </table:table-cell>
          <table:table-cell office:value-type="float" office:value="6.767386495" calcext:value-type="float">
            <text:p>6.767386495</text:p>
          </table:table-cell>
          <table:table-cell table:formula="of:=POWER([.C341]-6.75;2)" office:value-type="float" office:value="0.000302290208385033" calcext:value-type="float">
            <text:p>0.000302290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76372" calcext:value-type="float">
            <text:p>6.676372</text:p>
          </table:table-cell>
          <table:table-cell office:value-type="float" office:value="6.768027575" calcext:value-type="float">
            <text:p>6.768027575</text:p>
          </table:table-cell>
          <table:table-cell table:formula="of:=POWER([.C342]-6.75;2)" office:value-type="float" office:value="0.000324993460380612" calcext:value-type="float">
            <text:p>0.0003249935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85934" calcext:value-type="float">
            <text:p>6.685934</text:p>
          </table:table-cell>
          <table:table-cell office:value-type="float" office:value="6.768639565" calcext:value-type="float">
            <text:p>6.768639565</text:p>
          </table:table-cell>
          <table:table-cell table:formula="of:=POWER([.C343]-6.75;2)" office:value-type="float" office:value="0.000347433383389224" calcext:value-type="float">
            <text:p>0.000347433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96541" calcext:value-type="float">
            <text:p>6.696541</text:p>
          </table:table-cell>
          <table:table-cell office:value-type="float" office:value="6.769207525" calcext:value-type="float">
            <text:p>6.769207525</text:p>
          </table:table-cell>
          <table:table-cell table:formula="of:=POWER([.C344]-6.75;2)" office:value-type="float" office:value="0.000368929016625612" calcext:value-type="float">
            <text:p>0.000368929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07831" calcext:value-type="float">
            <text:p>6.707831</text:p>
          </table:table-cell>
          <table:table-cell office:value-type="float" office:value="6.76971831" calcext:value-type="float">
            <text:p>6.76971831</text:p>
          </table:table-cell>
          <table:table-cell table:formula="of:=POWER([.C345]-6.75;2)" office:value-type="float" office:value="0.000388811749256101" calcext:value-type="float">
            <text:p>0.0003888117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19464" calcext:value-type="float">
            <text:p>6.719464</text:p>
          </table:table-cell>
          <table:table-cell office:value-type="float" office:value="6.77016053" calcext:value-type="float">
            <text:p>6.77016053</text:p>
          </table:table-cell>
          <table:table-cell table:formula="of:=POWER([.C346]-6.75;2)" office:value-type="float" office:value="0.000406446969880903" calcext:value-type="float">
            <text:p>0.00040644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31122" calcext:value-type="float">
            <text:p>6.731122</text:p>
          </table:table-cell>
          <table:table-cell office:value-type="float" office:value="6.7705246" calcext:value-type="float">
            <text:p>6.7705246</text:p>
          </table:table-cell>
          <table:table-cell table:formula="of:=POWER([.C347]-6.75;2)" office:value-type="float" office:value="0.000421259205159996" calcext:value-type="float">
            <text:p>0.000421259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42502" calcext:value-type="float">
            <text:p>6.742502</text:p>
          </table:table-cell>
          <table:table-cell office:value-type="float" office:value="6.770802775" calcext:value-type="float">
            <text:p>6.770802775</text:p>
          </table:table-cell>
          <table:table-cell table:formula="of:=POWER([.C348]-6.75;2)" office:value-type="float" office:value="0.000432755447700623" calcext:value-type="float">
            <text:p>0.000432755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53323" calcext:value-type="float">
            <text:p>6.753323</text:p>
          </table:table-cell>
          <table:table-cell office:value-type="float" office:value="6.770989235" calcext:value-type="float">
            <text:p>6.770989235</text:p>
          </table:table-cell>
          <table:table-cell table:formula="of:=POWER([.C349]-6.75;2)" office:value-type="float" office:value="0.000440547985885227" calcext:value-type="float">
            <text:p>0.000440548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763332" calcext:value-type="float">
            <text:p>6.763332</text:p>
          </table:table-cell>
          <table:table-cell office:value-type="float" office:value="6.7710801" calcext:value-type="float">
            <text:p>6.7710801</text:p>
          </table:table-cell>
          <table:table-cell table:formula="of:=POWER([.C350]-6.75;2)" office:value-type="float" office:value="0.000444370616009993" calcext:value-type="float">
            <text:p>0.000444370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772306" calcext:value-type="float">
            <text:p>6.772306</text:p>
          </table:table-cell>
          <table:table-cell office:value-type="float" office:value="6.77107343" calcext:value-type="float">
            <text:p>6.77107343</text:p>
          </table:table-cell>
          <table:table-cell table:formula="of:=POWER([.C351]-6.75;2)" office:value-type="float" office:value="0.000444089451964917" calcext:value-type="float">
            <text:p>0.0004440895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80054" calcext:value-type="float">
            <text:p>6.780054</text:p>
          </table:table-cell>
          <table:table-cell office:value-type="float" office:value="6.77096921" calcext:value-type="float">
            <text:p>6.77096921</text:p>
          </table:table-cell>
          <table:table-cell table:formula="of:=POWER([.C352]-6.75;2)" office:value-type="float" office:value="0.000439707768024122" calcext:value-type="float">
            <text:p>0.0004397078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86423" calcext:value-type="float">
            <text:p>6.786423</text:p>
          </table:table-cell>
          <table:table-cell office:value-type="float" office:value="6.770769305" calcext:value-type="float">
            <text:p>6.770769305</text:p>
          </table:table-cell>
          <table:table-cell table:formula="of:=POWER([.C353]-6.75;2)" office:value-type="float" office:value="0.000431364030183023" calcext:value-type="float">
            <text:p>0.000431364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791295" calcext:value-type="float">
            <text:p>6.791295</text:p>
          </table:table-cell>
          <table:table-cell office:value-type="float" office:value="6.77047739" calcext:value-type="float">
            <text:p>6.77047739</text:p>
          </table:table-cell>
          <table:table-cell table:formula="of:=POWER([.C354]-6.75;2)" office:value-type="float" office:value="0.000419323501212097" calcext:value-type="float">
            <text:p>0.000419323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79459" calcext:value-type="float">
            <text:p>6.79459</text:p>
          </table:table-cell>
          <table:table-cell office:value-type="float" office:value="6.770098875" calcext:value-type="float">
            <text:p>6.770098875</text:p>
          </table:table-cell>
          <table:table-cell table:formula="of:=POWER([.C355]-6.75;2)" office:value-type="float" office:value="0.000403964776265641" calcext:value-type="float">
            <text:p>0.0004039648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96261" calcext:value-type="float">
            <text:p>6.796261</text:p>
          </table:table-cell>
          <table:table-cell office:value-type="float" office:value="6.76964079" calcext:value-type="float">
            <text:p>6.76964079</text:p>
          </table:table-cell>
          <table:table-cell table:formula="of:=POWER([.C356]-6.75;2)" office:value-type="float" office:value="0.000385760631824116" calcext:value-type="float">
            <text:p>0.000385760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96295" calcext:value-type="float">
            <text:p>6.796295</text:p>
          </table:table-cell>
          <table:table-cell office:value-type="float" office:value="6.76911167" calcext:value-type="float">
            <text:p>6.76911167</text:p>
          </table:table-cell>
          <table:table-cell table:formula="of:=POWER([.C357]-6.75;2)" office:value-type="float" office:value="0.000365255930188901" calcext:value-type="float">
            <text:p>0.0003652559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9471" calcext:value-type="float">
            <text:p>6.79471</text:p>
          </table:table-cell>
          <table:table-cell office:value-type="float" office:value="6.768521425" calcext:value-type="float">
            <text:p>6.768521425</text:p>
          </table:table-cell>
          <table:table-cell table:formula="of:=POWER([.C358]-6.75;2)" office:value-type="float" office:value="0.000343043184030637" calcext:value-type="float">
            <text:p>0.0003430432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91551" calcext:value-type="float">
            <text:p>6.791551</text:p>
          </table:table-cell>
          <table:table-cell office:value-type="float" office:value="6.76788119" calcext:value-type="float">
            <text:p>6.76788119</text:p>
          </table:table-cell>
          <table:table-cell table:formula="of:=POWER([.C359]-6.75;2)" office:value-type="float" office:value="0.000319736955816092" calcext:value-type="float">
            <text:p>0.00031973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786887" calcext:value-type="float">
            <text:p>6.786887</text:p>
          </table:table-cell>
          <table:table-cell office:value-type="float" office:value="6.76720317" calcext:value-type="float">
            <text:p>6.76720317</text:p>
          </table:table-cell>
          <table:table-cell table:formula="of:=POWER([.C360]-6.75;2)" office:value-type="float" office:value="0.000295949058048905" calcext:value-type="float">
            <text:p>0.000295949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80813" calcext:value-type="float">
            <text:p>6.780813</text:p>
          </table:table-cell>
          <table:table-cell office:value-type="float" office:value="6.766500535" calcext:value-type="float">
            <text:p>6.766500535</text:p>
          </table:table-cell>
          <table:table-cell table:formula="of:=POWER([.C361]-6.75;2)" office:value-type="float" office:value="0.000272267655286241" calcext:value-type="float">
            <text:p>0.0002722677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73442" calcext:value-type="float">
            <text:p>6.773442</text:p>
          </table:table-cell>
          <table:table-cell office:value-type="float" office:value="6.76578734" calcext:value-type="float">
            <text:p>6.76578734</text:p>
          </table:table-cell>
          <table:table-cell table:formula="of:=POWER([.C362]-6.75;2)" office:value-type="float" office:value="0.000249240104275605" calcext:value-type="float">
            <text:p>0.000249240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64902" calcext:value-type="float">
            <text:p>6.764902</text:p>
          </table:table-cell>
          <table:table-cell office:value-type="float" office:value="6.76507867" calcext:value-type="float">
            <text:p>6.76507867</text:p>
          </table:table-cell>
          <table:table-cell table:formula="of:=POWER([.C363]-6.75;2)" office:value-type="float" office:value="0.000227366288968909" calcext:value-type="float">
            <text:p>0.000227366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55339" calcext:value-type="float">
            <text:p>6.755339</text:p>
          </table:table-cell>
          <table:table-cell office:value-type="float" office:value="6.764391325" calcext:value-type="float">
            <text:p>6.764391325</text:p>
          </table:table-cell>
          <table:table-cell table:formula="of:=POWER([.C364]-6.75;2)" office:value-type="float" office:value="0.000207110235255627" calcext:value-type="float">
            <text:p>0.000207110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44908" calcext:value-type="float">
            <text:p>6.744908</text:p>
          </table:table-cell>
          <table:table-cell office:value-type="float" office:value="6.763746295" calcext:value-type="float">
            <text:p>6.763746295</text:p>
          </table:table-cell>
          <table:table-cell table:formula="of:=POWER([.C365]-6.75;2)" office:value-type="float" office:value="0.000188960626227019" calcext:value-type="float">
            <text:p>0.000188960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3377" calcext:value-type="float">
            <text:p>6.73377</text:p>
          </table:table-cell>
          <table:table-cell office:value-type="float" office:value="6.763180725" calcext:value-type="float">
            <text:p>6.763180725</text:p>
          </table:table-cell>
          <table:table-cell table:formula="of:=POWER([.C366]-6.75;2)" office:value-type="float" office:value="0.000173731511525619" calcext:value-type="float">
            <text:p>0.000173731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22096" calcext:value-type="float">
            <text:p>6.722096</text:p>
          </table:table-cell>
          <table:table-cell office:value-type="float" office:value="6.762893175" calcext:value-type="float">
            <text:p>6.762893175</text:p>
          </table:table-cell>
          <table:table-cell table:formula="of:=POWER([.C367]-6.75;2)" office:value-type="float" office:value="0.000166233961580633" calcext:value-type="float">
            <text:p>0.000166234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10054" calcext:value-type="float">
            <text:p>6.710054</text:p>
          </table:table-cell>
          <table:table-cell office:value-type="float" office:value="6.762052625" calcext:value-type="float">
            <text:p>6.762052625</text:p>
          </table:table-cell>
          <table:table-cell table:formula="of:=POWER([.C368]-6.75;2)" office:value-type="float" office:value="0.000145265769390623" calcext:value-type="float">
            <text:p>0.0001452658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97816" calcext:value-type="float">
            <text:p>6.697816</text:p>
          </table:table-cell>
          <table:table-cell office:value-type="float" office:value="6.76146315" calcext:value-type="float">
            <text:p>6.76146315</text:p>
          </table:table-cell>
          <table:table-cell table:formula="of:=POWER([.C369]-6.75;2)" office:value-type="float" office:value="0.000131403807922499" calcext:value-type="float">
            <text:p>0.0001314038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85552" calcext:value-type="float">
            <text:p>6.685552</text:p>
          </table:table-cell>
          <table:table-cell office:value-type="float" office:value="6.76099163" calcext:value-type="float">
            <text:p>6.76099163</text:p>
          </table:table-cell>
          <table:table-cell table:formula="of:=POWER([.C370]-6.75;2)" office:value-type="float" office:value="0.000120815930056908" calcext:value-type="float">
            <text:p>0.000120815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73431" calcext:value-type="float">
            <text:p>6.673431</text:p>
          </table:table-cell>
          <table:table-cell office:value-type="float" office:value="6.76062411" calcext:value-type="float">
            <text:p>6.76062411</text:p>
          </table:table-cell>
          <table:table-cell table:formula="of:=POWER([.C371]-6.75;2)" office:value-type="float" office:value="0.000112871713292104" calcext:value-type="float">
            <text:p>0.000112871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61619" calcext:value-type="float">
            <text:p>6.661619</text:p>
          </table:table-cell>
          <table:table-cell office:value-type="float" office:value="6.76035972" calcext:value-type="float">
            <text:p>6.76035972</text:p>
          </table:table-cell>
          <table:table-cell table:formula="of:=POWER([.C372]-6.75;2)" office:value-type="float" office:value="0.000107323798478406" calcext:value-type="float">
            <text:p>0.0001073238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50282" calcext:value-type="float">
            <text:p>6.650282</text:p>
          </table:table-cell>
          <table:table-cell office:value-type="float" office:value="6.760200155" calcext:value-type="float">
            <text:p>6.760200155</text:p>
          </table:table-cell>
          <table:table-cell table:formula="of:=POWER([.C373]-6.75;2)" office:value-type="float" office:value="0.000104043162024019" calcext:value-type="float">
            <text:p>0.0001040432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639585" calcext:value-type="float">
            <text:p>6.639585</text:p>
          </table:table-cell>
          <table:table-cell office:value-type="float" office:value="6.760147125" calcext:value-type="float">
            <text:p>6.760147125</text:p>
          </table:table-cell>
          <table:table-cell table:formula="of:=POWER([.C374]-6.75;2)" office:value-type="float" office:value="0.000102964145765617" calcext:value-type="float">
            <text:p>0.000102964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629686" calcext:value-type="float">
            <text:p>6.629686</text:p>
          </table:table-cell>
          <table:table-cell office:value-type="float" office:value="6.760201415" calcext:value-type="float">
            <text:p>6.760201415</text:p>
          </table:table-cell>
          <table:table-cell table:formula="of:=POWER([.C375]-6.75;2)" office:value-type="float" office:value="0.000104068868002226" calcext:value-type="float">
            <text:p>0.000104068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20733" calcext:value-type="float">
            <text:p>6.620733</text:p>
          </table:table-cell>
          <table:table-cell office:value-type="float" office:value="6.760362475" calcext:value-type="float">
            <text:p>6.760362475</text:p>
          </table:table-cell>
          <table:table-cell table:formula="of:=POWER([.C376]-6.75;2)" office:value-type="float" office:value="0.000107380888125625" calcext:value-type="float">
            <text:p>0.000107380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12837" calcext:value-type="float">
            <text:p>6.612837</text:p>
          </table:table-cell>
          <table:table-cell office:value-type="float" office:value="6.760628235" calcext:value-type="float">
            <text:p>6.76062823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05993" calcext:value-type="float">
            <text:p>6.605993</text:p>
          </table:table-cell>
          <table:table-cell office:value-type="float" office:value="6.760995135" calcext:value-type="float">
            <text:p>6.76099513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599654" calcext:value-type="float">
            <text:p>6.599654</text:p>
          </table:table-cell>
          <table:table-cell office:value-type="float" office:value="6.7614586" calcext:value-type="float">
            <text:p>6.7614586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583335" calcext:value-type="float">
            <text:p>6.583335</text:p>
          </table:table-cell>
          <table:table-cell office:value-type="float" office:value="6.762015695" calcext:value-type="float">
            <text:p>6.76201569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05966" calcext:value-type="float">
            <text:p>6.605966</text:p>
          </table:table-cell>
          <table:table-cell office:value-type="float" office:value="6.762714805" calcext:value-type="float">
            <text:p>6.76271480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02579" calcext:value-type="float">
            <text:p>6.602579</text:p>
          </table:table-cell>
          <table:table-cell office:value-type="float" office:value="6.76335855" calcext:value-type="float">
            <text:p>6.7633585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04004" calcext:value-type="float">
            <text:p>6.604004</text:p>
          </table:table-cell>
          <table:table-cell office:value-type="float" office:value="6.764073335" calcext:value-type="float">
            <text:p>6.76407333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607869" calcext:value-type="float">
            <text:p>6.607869</text:p>
          </table:table-cell>
          <table:table-cell office:value-type="float" office:value="6.76483041" calcext:value-type="float">
            <text:p>6.76483041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613757" calcext:value-type="float">
            <text:p>6.613757</text:p>
          </table:table-cell>
          <table:table-cell office:value-type="float" office:value="6.76561199" calcext:value-type="float">
            <text:p>6.76561199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21451" calcext:value-type="float">
            <text:p>6.621451</text:p>
          </table:table-cell>
          <table:table-cell office:value-type="float" office:value="6.76640159" calcext:value-type="float">
            <text:p>6.76640159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630749" calcext:value-type="float">
            <text:p>6.630749</text:p>
          </table:table-cell>
          <table:table-cell office:value-type="float" office:value="6.76718315" calcext:value-type="float">
            <text:p>6.7671831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41427" calcext:value-type="float">
            <text:p>6.641427</text:p>
          </table:table-cell>
          <table:table-cell office:value-type="float" office:value="6.76794113" calcext:value-type="float">
            <text:p>6.76794113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53235" calcext:value-type="float">
            <text:p>6.653235</text:p>
          </table:table-cell>
          <table:table-cell office:value-type="float" office:value="6.76866076" calcext:value-type="float">
            <text:p>6.76866076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65898" calcext:value-type="float">
            <text:p>6.665898</text:p>
          </table:table-cell>
          <table:table-cell office:value-type="float" office:value="6.769328315" calcext:value-type="float">
            <text:p>6.76932831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79129" calcext:value-type="float">
            <text:p>6.679129</text:p>
          </table:table-cell>
          <table:table-cell office:value-type="float" office:value="6.769931405" calcext:value-type="float">
            <text:p>6.76993140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92631" calcext:value-type="float">
            <text:p>6.692631</text:p>
          </table:table-cell>
          <table:table-cell office:value-type="float" office:value="6.770459155" calcext:value-type="float">
            <text:p>6.77045915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706109" calcext:value-type="float">
            <text:p>6.706109</text:p>
          </table:table-cell>
          <table:table-cell office:value-type="float" office:value="6.77090239" calcext:value-type="float">
            <text:p>6.77090239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19281" calcext:value-type="float">
            <text:p>6.719281</text:p>
          </table:table-cell>
          <table:table-cell office:value-type="float" office:value="6.771253705" calcext:value-type="float">
            <text:p>6.77125370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31879" calcext:value-type="float">
            <text:p>6.731879</text:p>
          </table:table-cell>
          <table:table-cell office:value-type="float" office:value="6.77150751" calcext:value-type="float">
            <text:p>6.77150751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43658" calcext:value-type="float">
            <text:p>6.743658</text:p>
          </table:table-cell>
          <table:table-cell office:value-type="float" office:value="6.771660005" calcext:value-type="float">
            <text:p>6.77166000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54396" calcext:value-type="float">
            <text:p>6.754396</text:p>
          </table:table-cell>
          <table:table-cell office:value-type="float" office:value="6.77170914" calcext:value-type="float">
            <text:p>6.77170914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763902" calcext:value-type="float">
            <text:p>6.763902</text:p>
          </table:table-cell>
          <table:table-cell office:value-type="float" office:value="6.77165452" calcext:value-type="float">
            <text:p>6.7716545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72011" calcext:value-type="float">
            <text:p>6.772011</text:p>
          </table:table-cell>
          <table:table-cell office:value-type="float" office:value="6.771497295" calcext:value-type="float">
            <text:p>6.77149729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78586" calcext:value-type="float">
            <text:p>6.778586</text:p>
          </table:table-cell>
          <table:table-cell office:value-type="float" office:value="6.77124006" calcext:value-type="float">
            <text:p>6.7712400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8352" calcext:value-type="float">
            <text:p>6.78352</text:p>
          </table:table-cell>
          <table:table-cell office:value-type="float" office:value="6.77088671" calcext:value-type="float">
            <text:p>6.7708867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86732" calcext:value-type="float">
            <text:p>6.786732</text:p>
          </table:table-cell>
          <table:table-cell office:value-type="float" office:value="6.770442315" calcext:value-type="float">
            <text:p>6.77044231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88169" calcext:value-type="float">
            <text:p>6.788169</text:p>
          </table:table-cell>
          <table:table-cell office:value-type="float" office:value="6.76991298" calcext:value-type="float">
            <text:p>6.76991298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87808" calcext:value-type="float">
            <text:p>6.787808</text:p>
          </table:table-cell>
          <table:table-cell office:value-type="float" office:value="6.769305665" calcext:value-type="float">
            <text:p>6.76930566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85653" calcext:value-type="float">
            <text:p>6.785653</text:p>
          </table:table-cell>
          <table:table-cell office:value-type="float" office:value="6.768627945" calcext:value-type="float">
            <text:p>6.76862794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8174" calcext:value-type="float">
            <text:p>6.78174</text:p>
          </table:table-cell>
          <table:table-cell office:value-type="float" office:value="6.767887705" calcext:value-type="float">
            <text:p>6.76788770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776137" calcext:value-type="float">
            <text:p>6.776137</text:p>
          </table:table-cell>
          <table:table-cell office:value-type="float" office:value="6.767092615" calcext:value-type="float">
            <text:p>6.76709261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68941" calcext:value-type="float">
            <text:p>6.768941</text:p>
          </table:table-cell>
          <table:table-cell office:value-type="float" office:value="6.766249265" calcext:value-type="float">
            <text:p>6.76624926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60283" calcext:value-type="float">
            <text:p>6.760283</text:p>
          </table:table-cell>
          <table:table-cell office:value-type="float" office:value="6.76536158" calcext:value-type="float">
            <text:p>6.76536158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50321" calcext:value-type="float">
            <text:p>6.750321</text:p>
          </table:table-cell>
          <table:table-cell office:value-type="float" office:value="6.764427355" calcext:value-type="float">
            <text:p>6.76442735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39237" calcext:value-type="float">
            <text:p>6.739237</text:p>
          </table:table-cell>
          <table:table-cell office:value-type="float" office:value="6.7634295" calcext:value-type="float">
            <text:p>6.763429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27228" calcext:value-type="float">
            <text:p>6.727228</text:p>
          </table:table-cell>
          <table:table-cell office:value-type="float" office:value="6.76230629" calcext:value-type="float">
            <text:p>6.76230629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14503" calcext:value-type="float">
            <text:p>6.714503</text:p>
          </table:table-cell>
          <table:table-cell office:value-type="float" office:value="6.760780865" calcext:value-type="float">
            <text:p>6.76078086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01268" calcext:value-type="float">
            <text:p>6.701268</text:p>
          </table:table-cell>
          <table:table-cell office:value-type="float" office:value="6.73680585" calcext:value-type="float">
            <text:p>6.7368058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87718" calcext:value-type="float">
            <text:p>6.687718</text:p>
          </table:table-cell>
          <table:table-cell office:value-type="float" office:value="6.73729977" calcext:value-type="float">
            <text:p>6.7372997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74026" calcext:value-type="float">
            <text:p>6.674026</text:p>
          </table:table-cell>
          <table:table-cell office:value-type="float" office:value="6.737358115" calcext:value-type="float">
            <text:p>6.73735811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60334" calcext:value-type="float">
            <text:p>6.660334</text:p>
          </table:table-cell>
          <table:table-cell office:value-type="float" office:value="6.73733751" calcext:value-type="float">
            <text:p>6.73733751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646736" calcext:value-type="float">
            <text:p>6.646736</text:p>
          </table:table-cell>
          <table:table-cell office:value-type="float" office:value="6.737330535" calcext:value-type="float">
            <text:p>6.73733053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63326" calcext:value-type="float">
            <text:p>6.63326</text:p>
          </table:table-cell>
          <table:table-cell office:value-type="float" office:value="6.73737825" calcext:value-type="float">
            <text:p>6.7373782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619837" calcext:value-type="float">
            <text:p>6.619837</text:p>
          </table:table-cell>
          <table:table-cell office:value-type="float" office:value="6.73750429" calcext:value-type="float">
            <text:p>6.7375042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60623" calcext:value-type="float">
            <text:p>6.60623</text:p>
          </table:table-cell>
          <table:table-cell office:value-type="float" office:value="6.7377247" calcext:value-type="float">
            <text:p>6.737724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591887" calcext:value-type="float">
            <text:p>6.591887</text:p>
          </table:table-cell>
          <table:table-cell office:value-type="float" office:value="6.73805218" calcext:value-type="float">
            <text:p>6.73805218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575546" calcext:value-type="float">
            <text:p>6.575546</text:p>
          </table:table-cell>
          <table:table-cell office:value-type="float" office:value="6.738499105" calcext:value-type="float">
            <text:p>6.73849910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554026" calcext:value-type="float">
            <text:p>6.554026</text:p>
          </table:table-cell>
          <table:table-cell office:value-type="float" office:value="6.73908177" calcext:value-type="float">
            <text:p>6.7390817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517191" calcext:value-type="float">
            <text:p>6.517191</text:p>
          </table:table-cell>
          <table:table-cell office:value-type="float" office:value="6.739830355" calcext:value-type="float">
            <text:p>6.73983035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409151" calcext:value-type="float">
            <text:p>6.409151</text:p>
          </table:table-cell>
          <table:table-cell office:value-type="float" office:value="6.740823905" calcext:value-type="float">
            <text:p>6.74082390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355502" calcext:value-type="float">
            <text:p>8.355502</text:p>
          </table:table-cell>
          <table:table-cell office:value-type="float" office:value="6.742419255" calcext:value-type="float">
            <text:p>6.74241925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69939" calcext:value-type="float">
            <text:p>6.769939</text:p>
          </table:table-cell>
          <table:table-cell office:value-type="float" office:value="6.734343705" calcext:value-type="float">
            <text:p>6.73434370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695037" calcext:value-type="float">
            <text:p>6.695037</text:p>
          </table:table-cell>
          <table:table-cell office:value-type="float" office:value="6.734254635" calcext:value-type="float">
            <text:p>6.73425463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671425" calcext:value-type="float">
            <text:p>6.671425</text:p>
          </table:table-cell>
          <table:table-cell office:value-type="float" office:value="6.73459522" calcext:value-type="float">
            <text:p>6.73459522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662784" calcext:value-type="float">
            <text:p>6.662784</text:p>
          </table:table-cell>
          <table:table-cell office:value-type="float" office:value="6.735104265" calcext:value-type="float">
            <text:p>6.73510426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661187" calcext:value-type="float">
            <text:p>6.661187</text:p>
          </table:table-cell>
          <table:table-cell office:value-type="float" office:value="6.73570109" calcext:value-type="float">
            <text:p>6.73570109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663805" calcext:value-type="float">
            <text:p>6.663805</text:p>
          </table:table-cell>
          <table:table-cell office:value-type="float" office:value="6.736343705" calcext:value-type="float">
            <text:p>6.73634370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69294" calcext:value-type="float">
            <text:p>6.669294</text:p>
          </table:table-cell>
          <table:table-cell office:value-type="float" office:value="6.737003475" calcext:value-type="float">
            <text:p>6.73700347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676859" calcext:value-type="float">
            <text:p>6.676859</text:p>
          </table:table-cell>
          <table:table-cell office:value-type="float" office:value="6.73765786" calcext:value-type="float">
            <text:p>6.73765786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85942" calcext:value-type="float">
            <text:p>6.685942</text:p>
          </table:table-cell>
          <table:table-cell office:value-type="float" office:value="6.738287845" calcext:value-type="float">
            <text:p>6.73828784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6961" calcext:value-type="float">
            <text:p>6.6961</text:p>
          </table:table-cell>
          <table:table-cell office:value-type="float" office:value="6.73887694" calcext:value-type="float">
            <text:p>6.7388769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706955" calcext:value-type="float">
            <text:p>6.706955</text:p>
          </table:table-cell>
          <table:table-cell office:value-type="float" office:value="6.739410765" calcext:value-type="float">
            <text:p>6.73941076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718172" calcext:value-type="float">
            <text:p>6.718172</text:p>
          </table:table-cell>
          <table:table-cell office:value-type="float" office:value="6.73987692" calcext:value-type="float">
            <text:p>6.73987692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29452" calcext:value-type="float">
            <text:p>6.729452</text:p>
          </table:table-cell>
          <table:table-cell office:value-type="float" office:value="6.740264935" calcext:value-type="float">
            <text:p>6.74026493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40525" calcext:value-type="float">
            <text:p>6.740525</text:p>
          </table:table-cell>
          <table:table-cell office:value-type="float" office:value="6.740566255" calcext:value-type="float">
            <text:p>6.74056625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51151" calcext:value-type="float">
            <text:p>6.751151</text:p>
          </table:table-cell>
          <table:table-cell office:value-type="float" office:value="6.74077426" calcext:value-type="float">
            <text:p>6.7407742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61116" calcext:value-type="float">
            <text:p>6.761116</text:p>
          </table:table-cell>
          <table:table-cell office:value-type="float" office:value="6.74088424" calcext:value-type="float">
            <text:p>6.74088424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770229" calcext:value-type="float">
            <text:p>6.770229</text:p>
          </table:table-cell>
          <table:table-cell office:value-type="float" office:value="6.740893415" calcext:value-type="float">
            <text:p>6.74089341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78323" calcext:value-type="float">
            <text:p>6.778323</text:p>
          </table:table-cell>
          <table:table-cell office:value-type="float" office:value="6.74080091" calcext:value-type="float">
            <text:p>6.74080091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85249" calcext:value-type="float">
            <text:p>6.785249</text:p>
          </table:table-cell>
          <table:table-cell office:value-type="float" office:value="6.74060773" calcext:value-type="float">
            <text:p>6.7406077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90876" calcext:value-type="float">
            <text:p>6.790876</text:p>
          </table:table-cell>
          <table:table-cell office:value-type="float" office:value="6.740316735" calcext:value-type="float">
            <text:p>6.74031673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795091" calcext:value-type="float">
            <text:p>6.795091</text:p>
          </table:table-cell>
          <table:table-cell office:value-type="float" office:value="6.739932585" calcext:value-type="float">
            <text:p>6.73993258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97798" calcext:value-type="float">
            <text:p>6.797798</text:p>
          </table:table-cell>
          <table:table-cell office:value-type="float" office:value="6.739461675" calcext:value-type="float">
            <text:p>6.73946167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98919" calcext:value-type="float">
            <text:p>6.798919</text:p>
          </table:table-cell>
          <table:table-cell office:value-type="float" office:value="6.738912045" calcext:value-type="float">
            <text:p>6.73891204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984" calcext:value-type="float">
            <text:p>6.7984</text:p>
          </table:table-cell>
          <table:table-cell office:value-type="float" office:value="6.73829327" calcext:value-type="float">
            <text:p>6.7382932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96211" calcext:value-type="float">
            <text:p>6.796211</text:p>
          </table:table-cell>
          <table:table-cell office:value-type="float" office:value="6.737616315" calcext:value-type="float">
            <text:p>6.73761631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92349" calcext:value-type="float">
            <text:p>6.792349</text:p>
          </table:table-cell>
          <table:table-cell office:value-type="float" office:value="6.736893395" calcext:value-type="float">
            <text:p>6.73689339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786843" calcext:value-type="float">
            <text:p>6.786843</text:p>
          </table:table-cell>
          <table:table-cell office:value-type="float" office:value="6.7361378" calcext:value-type="float">
            <text:p>6.7361378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79754" calcext:value-type="float">
            <text:p>6.779754</text:p>
          </table:table-cell>
          <table:table-cell office:value-type="float" office:value="6.73536376" calcext:value-type="float">
            <text:p>6.73536376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71177" calcext:value-type="float">
            <text:p>6.771177</text:p>
          </table:table-cell>
          <table:table-cell office:value-type="float" office:value="6.734586365" calcext:value-type="float">
            <text:p>6.73458636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61241" calcext:value-type="float">
            <text:p>6.761241</text:p>
          </table:table-cell>
          <table:table-cell office:value-type="float" office:value="6.73382171" calcext:value-type="float">
            <text:p>6.7338217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750106" calcext:value-type="float">
            <text:p>6.750106</text:p>
          </table:table-cell>
          <table:table-cell office:value-type="float" office:value="6.733087795" calcext:value-type="float">
            <text:p>6.73308779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3796" calcext:value-type="float">
            <text:p>6.73796</text:p>
          </table:table-cell>
          <table:table-cell office:value-type="float" office:value="6.73240916" calcext:value-type="float">
            <text:p>6.7324091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25018" calcext:value-type="float">
            <text:p>6.725018</text:p>
          </table:table-cell>
          <table:table-cell office:value-type="float" office:value="6.73186483" calcext:value-type="float">
            <text:p>6.7318648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11514" calcext:value-type="float">
            <text:p>6.711514</text:p>
          </table:table-cell>
          <table:table-cell office:value-type="float" office:value="6.731082665" calcext:value-type="float">
            <text:p>6.73108266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97701" calcext:value-type="float">
            <text:p>6.697701</text:p>
          </table:table-cell>
          <table:table-cell office:value-type="float" office:value="6.730494125" calcext:value-type="float">
            <text:p>6.73049412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83838" calcext:value-type="float">
            <text:p>6.683838</text:p>
          </table:table-cell>
          <table:table-cell office:value-type="float" office:value="6.730012415" calcext:value-type="float">
            <text:p>6.73001241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70194" calcext:value-type="float">
            <text:p>6.670194</text:p>
          </table:table-cell>
          <table:table-cell office:value-type="float" office:value="6.72963417" calcext:value-type="float">
            <text:p>6.7296341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657031" calcext:value-type="float">
            <text:p>6.657031</text:p>
          </table:table-cell>
          <table:table-cell office:value-type="float" office:value="6.729362585" calcext:value-type="float">
            <text:p>6.72936258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644611" calcext:value-type="float">
            <text:p>6.644611</text:p>
          </table:table-cell>
          <table:table-cell office:value-type="float" office:value="6.729201135" calcext:value-type="float">
            <text:p>6.72920113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633179" calcext:value-type="float">
            <text:p>6.633179</text:p>
          </table:table-cell>
          <table:table-cell office:value-type="float" office:value="6.729152005" calcext:value-type="float">
            <text:p>6.72915200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622966" calcext:value-type="float">
            <text:p>6.622966</text:p>
          </table:table-cell>
          <table:table-cell office:value-type="float" office:value="6.729215575" calcext:value-type="float">
            <text:p>6.72921557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614181" calcext:value-type="float">
            <text:p>6.614181</text:p>
          </table:table-cell>
          <table:table-cell office:value-type="float" office:value="6.72939015" calcext:value-type="float">
            <text:p>6.7293901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607013" calcext:value-type="float">
            <text:p>6.607013</text:p>
          </table:table-cell>
          <table:table-cell office:value-type="float" office:value="6.72967189" calcext:value-type="float">
            <text:p>6.7296718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60164" calcext:value-type="float">
            <text:p>6.60164</text:p>
          </table:table-cell>
          <table:table-cell office:value-type="float" office:value="6.73005478" calcext:value-type="float">
            <text:p>6.73005478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598299" calcext:value-type="float">
            <text:p>6.598299</text:p>
          </table:table-cell>
          <table:table-cell office:value-type="float" office:value="6.73053063" calcext:value-type="float">
            <text:p>6.7305306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598427" calcext:value-type="float">
            <text:p>6.598427</text:p>
          </table:table-cell>
          <table:table-cell office:value-type="float" office:value="6.731088775" calcext:value-type="float">
            <text:p>6.73108877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593858" calcext:value-type="float">
            <text:p>6.593858</text:p>
          </table:table-cell>
          <table:table-cell office:value-type="float" office:value="6.73171011" calcext:value-type="float">
            <text:p>6.7317101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597219" calcext:value-type="float">
            <text:p>6.597219</text:p>
          </table:table-cell>
          <table:table-cell office:value-type="float" office:value="6.732415165" calcext:value-type="float">
            <text:p>6.73241516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601437" calcext:value-type="float">
            <text:p>6.601437</text:p>
          </table:table-cell>
          <table:table-cell office:value-type="float" office:value="6.73316024" calcext:value-type="float">
            <text:p>6.7331602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607254" calcext:value-type="float">
            <text:p>6.607254</text:p>
          </table:table-cell>
          <table:table-cell office:value-type="float" office:value="6.733936035" calcext:value-type="float">
            <text:p>6.73393603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614641" calcext:value-type="float">
            <text:p>6.614641</text:p>
          </table:table-cell>
          <table:table-cell office:value-type="float" office:value="6.734728685" calcext:value-type="float">
            <text:p>6.73472868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62346" calcext:value-type="float">
            <text:p>6.62346</text:p>
          </table:table-cell>
          <table:table-cell office:value-type="float" office:value="6.735523765" calcext:value-type="float">
            <text:p>6.73552376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633526" calcext:value-type="float">
            <text:p>6.633526</text:p>
          </table:table-cell>
          <table:table-cell office:value-type="float" office:value="6.736306955" calcext:value-type="float">
            <text:p>6.73630695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644628" calcext:value-type="float">
            <text:p>6.644628</text:p>
          </table:table-cell>
          <table:table-cell office:value-type="float" office:value="6.73706442" calcext:value-type="float">
            <text:p>6.7370644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56538" calcext:value-type="float">
            <text:p>6.656538</text:p>
          </table:table-cell>
          <table:table-cell office:value-type="float" office:value="6.737783045" calcext:value-type="float">
            <text:p>6.73778304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69016" calcext:value-type="float">
            <text:p>6.669016</text:p>
          </table:table-cell>
          <table:table-cell office:value-type="float" office:value="6.738450625" calcext:value-type="float">
            <text:p>6.73845062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681822" calcext:value-type="float">
            <text:p>6.681822</text:p>
          </table:table-cell>
          <table:table-cell office:value-type="float" office:value="6.73905604" calcext:value-type="float">
            <text:p>6.7390560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94717" calcext:value-type="float">
            <text:p>6.694717</text:p>
          </table:table-cell>
          <table:table-cell office:value-type="float" office:value="6.73958933" calcext:value-type="float">
            <text:p>6.7395893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707472" calcext:value-type="float">
            <text:p>6.707472</text:p>
          </table:table-cell>
          <table:table-cell office:value-type="float" office:value="6.7400418" calcext:value-type="float">
            <text:p>6.740041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719872" calcext:value-type="float">
            <text:p>6.719872</text:p>
          </table:table-cell>
          <table:table-cell office:value-type="float" office:value="6.740406045" calcext:value-type="float">
            <text:p>6.74040604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31713" calcext:value-type="float">
            <text:p>6.731713</text:p>
          </table:table-cell>
          <table:table-cell office:value-type="float" office:value="6.740676" calcext:value-type="float">
            <text:p>6.740676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4281" calcext:value-type="float">
            <text:p>6.74281</text:p>
          </table:table-cell>
          <table:table-cell office:value-type="float" office:value="6.74084699" calcext:value-type="float">
            <text:p>6.74084699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752995" calcext:value-type="float">
            <text:p>6.752995</text:p>
          </table:table-cell>
          <table:table-cell office:value-type="float" office:value="6.74091575" calcext:value-type="float">
            <text:p>6.7409157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62119" calcext:value-type="float">
            <text:p>6.762119</text:p>
          </table:table-cell>
          <table:table-cell office:value-type="float" office:value="6.740880495" calcext:value-type="float">
            <text:p>6.74088049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70048" calcext:value-type="float">
            <text:p>6.770048</text:p>
          </table:table-cell>
          <table:table-cell office:value-type="float" office:value="6.740740955" calcext:value-type="float">
            <text:p>6.74074095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76671" calcext:value-type="float">
            <text:p>6.776671</text:p>
          </table:table-cell>
          <table:table-cell office:value-type="float" office:value="6.740498435" calcext:value-type="float">
            <text:p>6.74049843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81897" calcext:value-type="float">
            <text:p>6.781897</text:p>
          </table:table-cell>
          <table:table-cell office:value-type="float" office:value="6.74015584" calcext:value-type="float">
            <text:p>6.74015584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85658" calcext:value-type="float">
            <text:p>6.785658</text:p>
          </table:table-cell>
          <table:table-cell office:value-type="float" office:value="6.73971764" calcext:value-type="float">
            <text:p>6.73971764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787918" calcext:value-type="float">
            <text:p>6.787918</text:p>
          </table:table-cell>
          <table:table-cell office:value-type="float" office:value="6.73918982" calcext:value-type="float">
            <text:p>6.7391898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88667" calcext:value-type="float">
            <text:p>6.788667</text:p>
          </table:table-cell>
          <table:table-cell office:value-type="float" office:value="6.738579685" calcext:value-type="float">
            <text:p>6.73857968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87933" calcext:value-type="float">
            <text:p>6.787933</text:p>
          </table:table-cell>
          <table:table-cell office:value-type="float" office:value="6.737895625" calcext:value-type="float">
            <text:p>6.73789562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85782" calcext:value-type="float">
            <text:p>6.785782</text:p>
          </table:table-cell>
          <table:table-cell office:value-type="float" office:value="6.737146685" calcext:value-type="float">
            <text:p>6.73714668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82317" calcext:value-type="float">
            <text:p>6.782317</text:p>
          </table:table-cell>
          <table:table-cell office:value-type="float" office:value="6.736341965" calcext:value-type="float">
            <text:p>6.73634196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77676" calcext:value-type="float">
            <text:p>6.777676</text:p>
          </table:table-cell>
          <table:table-cell office:value-type="float" office:value="6.735489745" calcext:value-type="float">
            <text:p>6.73548974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72028" calcext:value-type="float">
            <text:p>6.772028</text:p>
          </table:table-cell>
          <table:table-cell office:value-type="float" office:value="6.73459605" calcext:value-type="float">
            <text:p>6.7345960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65565" calcext:value-type="float">
            <text:p>6.765565</text:p>
          </table:table-cell>
          <table:table-cell office:value-type="float" office:value="6.73366192" calcext:value-type="float">
            <text:p>6.7336619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58483" calcext:value-type="float">
            <text:p>6.758483</text:p>
          </table:table-cell>
          <table:table-cell office:value-type="float" office:value="6.732676965" calcext:value-type="float">
            <text:p>6.73267696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50972" calcext:value-type="float">
            <text:p>6.750972</text:p>
          </table:table-cell>
          <table:table-cell office:value-type="float" office:value="6.73159878" calcext:value-type="float">
            <text:p>6.73159878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43193" calcext:value-type="float">
            <text:p>6.743193</text:p>
          </table:table-cell>
          <table:table-cell office:value-type="float" office:value="6.730243835" calcext:value-type="float">
            <text:p>6.73024383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35261" calcext:value-type="float">
            <text:p>6.735261</text:p>
          </table:table-cell>
          <table:table-cell office:value-type="float" office:value="6.72451849" calcext:value-type="float">
            <text:p>6.72451849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27225" calcext:value-type="float">
            <text:p>6.727225</text:p>
          </table:table-cell>
          <table:table-cell office:value-type="float" office:value="6.72479521" calcext:value-type="float">
            <text:p>6.72479521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19051" calcext:value-type="float">
            <text:p>6.719051</text:p>
          </table:table-cell>
          <table:table-cell office:value-type="float" office:value="6.724646855" calcext:value-type="float">
            <text:p>6.72464685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10608" calcext:value-type="float">
            <text:p>6.710608</text:p>
          </table:table-cell>
          <table:table-cell office:value-type="float" office:value="6.724418775" calcext:value-type="float">
            <text:p>6.72441877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0165" calcext:value-type="float">
            <text:p>6.70165</text:p>
          </table:table-cell>
          <table:table-cell office:value-type="float" office:value="6.72419359" calcext:value-type="float">
            <text:p>6.72419359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6918" calcext:value-type="float">
            <text:p>6.6918</text:p>
          </table:table-cell>
          <table:table-cell office:value-type="float" office:value="6.724008505" calcext:value-type="float">
            <text:p>6.72400850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680501" calcext:value-type="float">
            <text:p>6.680501</text:p>
          </table:table-cell>
          <table:table-cell office:value-type="float" office:value="6.723887395" calcext:value-type="float">
            <text:p>6.72388739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666912" calcext:value-type="float">
            <text:p>6.666912</text:p>
          </table:table-cell>
          <table:table-cell office:value-type="float" office:value="6.723850135" calcext:value-type="float">
            <text:p>6.72385013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649656" calcext:value-type="float">
            <text:p>6.649656</text:p>
          </table:table-cell>
          <table:table-cell office:value-type="float" office:value="6.72391706" calcext:value-type="float">
            <text:p>6.72391706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626126" calcext:value-type="float">
            <text:p>6.626126</text:p>
          </table:table-cell>
          <table:table-cell office:value-type="float" office:value="6.724112935" calcext:value-type="float">
            <text:p>6.72411293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59034" calcext:value-type="float">
            <text:p>6.59034</text:p>
          </table:table-cell>
          <table:table-cell office:value-type="float" office:value="6.724473745" calcext:value-type="float">
            <text:p>6.72447374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524143" calcext:value-type="float">
            <text:p>6.524143</text:p>
          </table:table-cell>
          <table:table-cell office:value-type="float" office:value="6.72506389" calcext:value-type="float">
            <text:p>6.7250638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332924" calcext:value-type="float">
            <text:p>6.332924</text:p>
          </table:table-cell>
          <table:table-cell office:value-type="float" office:value="6.72603726" calcext:value-type="float">
            <text:p>6.72603726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.873427" calcext:value-type="float">
            <text:p>16.873427</text:p>
          </table:table-cell>
          <table:table-cell office:value-type="float" office:value="6.728019645" calcext:value-type="float">
            <text:p>6.72801964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010096" calcext:value-type="float">
            <text:p>7.010096</text:p>
          </table:table-cell>
          <table:table-cell office:value-type="float" office:value="6.677352025" calcext:value-type="float">
            <text:p>6.67735202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843504" calcext:value-type="float">
            <text:p>6.843504</text:p>
          </table:table-cell>
          <table:table-cell office:value-type="float" office:value="6.676052155" calcext:value-type="float">
            <text:p>6.67605215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78391" calcext:value-type="float">
            <text:p>6.78391</text:p>
          </table:table-cell>
          <table:table-cell office:value-type="float" office:value="6.675633955" calcext:value-type="float">
            <text:p>6.67563395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5303" calcext:value-type="float">
            <text:p>6.75303</text:p>
          </table:table-cell>
          <table:table-cell office:value-type="float" office:value="6.67555913" calcext:value-type="float">
            <text:p>6.67555913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34839" calcext:value-type="float">
            <text:p>6.734839</text:p>
          </table:table-cell>
          <table:table-cell office:value-type="float" office:value="6.6756799" calcext:value-type="float">
            <text:p>6.6756799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23993" calcext:value-type="float">
            <text:p>6.723993</text:p>
          </table:table-cell>
          <table:table-cell office:value-type="float" office:value="6.67592777" calcext:value-type="float">
            <text:p>6.67592777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18179" calcext:value-type="float">
            <text:p>6.718179</text:p>
          </table:table-cell>
          <table:table-cell office:value-type="float" office:value="6.676260165" calcext:value-type="float">
            <text:p>6.67626016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16173" calcext:value-type="float">
            <text:p>6.716173</text:p>
          </table:table-cell>
          <table:table-cell office:value-type="float" office:value="6.67664534" calcext:value-type="float">
            <text:p>6.67664534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717189" calcext:value-type="float">
            <text:p>6.717189</text:p>
          </table:table-cell>
          <table:table-cell office:value-type="float" office:value="6.67705703" calcext:value-type="float">
            <text:p>6.67705703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720632" calcext:value-type="float">
            <text:p>6.720632</text:p>
          </table:table-cell>
          <table:table-cell office:value-type="float" office:value="6.677472385" calcext:value-type="float">
            <text:p>6.67747238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25991" calcext:value-type="float">
            <text:p>6.725991</text:p>
          </table:table-cell>
          <table:table-cell office:value-type="float" office:value="6.67787114" calcext:value-type="float">
            <text:p>6.67787114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32797" calcext:value-type="float">
            <text:p>6.732797</text:p>
          </table:table-cell>
          <table:table-cell office:value-type="float" office:value="6.67823538" calcext:value-type="float">
            <text:p>6.67823538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4061" calcext:value-type="float">
            <text:p>6.74061</text:p>
          </table:table-cell>
          <table:table-cell office:value-type="float" office:value="6.678549485" calcext:value-type="float">
            <text:p>6.67854948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49017" calcext:value-type="float">
            <text:p>6.749017</text:p>
          </table:table-cell>
          <table:table-cell office:value-type="float" office:value="6.678800185" calcext:value-type="float">
            <text:p>6.67880018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5763" calcext:value-type="float">
            <text:p>6.75763</text:p>
          </table:table-cell>
          <table:table-cell office:value-type="float" office:value="6.67897662" calcext:value-type="float">
            <text:p>6.6789766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66096" calcext:value-type="float">
            <text:p>6.766096</text:p>
          </table:table-cell>
          <table:table-cell office:value-type="float" office:value="6.679070385" calcext:value-type="float">
            <text:p>6.67907038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74097" calcext:value-type="float">
            <text:p>6.774097</text:p>
          </table:table-cell>
          <table:table-cell office:value-type="float" office:value="6.679075525" calcext:value-type="float">
            <text:p>6.67907552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81355" calcext:value-type="float">
            <text:p>6.781355</text:p>
          </table:table-cell>
          <table:table-cell office:value-type="float" office:value="6.678988495" calcext:value-type="float">
            <text:p>6.67898849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87629" calcext:value-type="float">
            <text:p>6.787629</text:p>
          </table:table-cell>
          <table:table-cell office:value-type="float" office:value="6.67880809" calcext:value-type="float">
            <text:p>6.6788080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792722" calcext:value-type="float">
            <text:p>6.792722</text:p>
          </table:table-cell>
          <table:table-cell office:value-type="float" office:value="6.67853536" calcext:value-type="float">
            <text:p>6.67853536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796475" calcext:value-type="float">
            <text:p>6.796475</text:p>
          </table:table-cell>
          <table:table-cell office:value-type="float" office:value="6.67817345" calcext:value-type="float">
            <text:p>6.6781734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9877" calcext:value-type="float">
            <text:p>6.79877</text:p>
          </table:table-cell>
          <table:table-cell office:value-type="float" office:value="6.67772747" calcext:value-type="float">
            <text:p>6.6777274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99526" calcext:value-type="float">
            <text:p>6.799526</text:p>
          </table:table-cell>
          <table:table-cell office:value-type="float" office:value="6.677204295" calcext:value-type="float">
            <text:p>6.67720429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98698" calcext:value-type="float">
            <text:p>6.798698</text:p>
          </table:table-cell>
          <table:table-cell office:value-type="float" office:value="6.676612375" calcext:value-type="float">
            <text:p>6.67661237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96275" calcext:value-type="float">
            <text:p>6.796275</text:p>
          </table:table-cell>
          <table:table-cell office:value-type="float" office:value="6.675961485" calcext:value-type="float">
            <text:p>6.67596148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92278" calcext:value-type="float">
            <text:p>6.792278</text:p>
          </table:table-cell>
          <table:table-cell office:value-type="float" office:value="6.675262335" calcext:value-type="float">
            <text:p>6.67526233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86757" calcext:value-type="float">
            <text:p>6.786757</text:p>
          </table:table-cell>
          <table:table-cell office:value-type="float" office:value="6.67452598" calcext:value-type="float">
            <text:p>6.67452598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79794" calcext:value-type="float">
            <text:p>6.779794</text:p>
          </table:table-cell>
          <table:table-cell office:value-type="float" office:value="6.673762615" calcext:value-type="float">
            <text:p>6.67376261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71496" calcext:value-type="float">
            <text:p>6.771496</text:p>
          </table:table-cell>
          <table:table-cell office:value-type="float" office:value="6.672978925" calcext:value-type="float">
            <text:p>6.67297892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61998" calcext:value-type="float">
            <text:p>6.761998</text:p>
          </table:table-cell>
          <table:table-cell office:value-type="float" office:value="6.67217134" calcext:value-type="float">
            <text:p>6.6721713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51462" calcext:value-type="float">
            <text:p>6.751462</text:p>
          </table:table-cell>
          <table:table-cell office:value-type="float" office:value="6.671305435" calcext:value-type="float">
            <text:p>6.67130543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40073" calcext:value-type="float">
            <text:p>6.740073</text:p>
          </table:table-cell>
          <table:table-cell office:value-type="float" office:value="6.67022987" calcext:value-type="float">
            <text:p>6.67022987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2804" calcext:value-type="float">
            <text:p>6.72804</text:p>
          </table:table-cell>
          <table:table-cell office:value-type="float" office:value="6.66790433" calcext:value-type="float">
            <text:p>6.66790433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15592" calcext:value-type="float">
            <text:p>6.715592</text:p>
          </table:table-cell>
          <table:table-cell office:value-type="float" office:value="6.672297735" calcext:value-type="float">
            <text:p>6.67229773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02973" calcext:value-type="float">
            <text:p>6.702973</text:p>
          </table:table-cell>
          <table:table-cell office:value-type="float" office:value="6.673957345" calcext:value-type="float">
            <text:p>6.67395734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90437" calcext:value-type="float">
            <text:p>6.690437</text:p>
          </table:table-cell>
          <table:table-cell office:value-type="float" office:value="6.675539195" calcext:value-type="float">
            <text:p>6.67553919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78246" calcext:value-type="float">
            <text:p>6.678246</text:p>
          </table:table-cell>
          <table:table-cell office:value-type="float" office:value="6.677415165" calcext:value-type="float">
            <text:p>6.67741516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666663" calcext:value-type="float">
            <text:p>6.666663</text:p>
          </table:table-cell>
          <table:table-cell office:value-type="float" office:value="6.67978302" calcext:value-type="float">
            <text:p>6.67978302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655947" calcext:value-type="float">
            <text:p>6.655947</text:p>
          </table:table-cell>
          <table:table-cell office:value-type="float" office:value="6.682807735" calcext:value-type="float">
            <text:p>6.68280773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64636" calcext:value-type="float">
            <text:p>6.64636</text:p>
          </table:table-cell>
          <table:table-cell office:value-type="float" office:value="6.686649655" calcext:value-type="float">
            <text:p>6.68664965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638174" calcext:value-type="float">
            <text:p>6.638174</text:p>
          </table:table-cell>
          <table:table-cell office:value-type="float" office:value="6.69146983" calcext:value-type="float">
            <text:p>6.6914698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631708" calcext:value-type="float">
            <text:p>6.631708</text:p>
          </table:table-cell>
          <table:table-cell office:value-type="float" office:value="6.69742719" calcext:value-type="float">
            <text:p>6.69742719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627433" calcext:value-type="float">
            <text:p>6.627433</text:p>
          </table:table-cell>
          <table:table-cell office:value-type="float" office:value="6.70467127" calcext:value-type="float">
            <text:p>6.70467127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26333" calcext:value-type="float">
            <text:p>6.626333</text:p>
          </table:table-cell>
          <table:table-cell office:value-type="float" office:value="6.71333187" calcext:value-type="float">
            <text:p>6.71333187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31794" calcext:value-type="float">
            <text:p>6.631794</text:p>
          </table:table-cell>
          <table:table-cell office:value-type="float" office:value="6.723505515" calcext:value-type="float">
            <text:p>6.72350551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7626" calcext:value-type="float">
            <text:p>6.67626</text:p>
          </table:table-cell>
          <table:table-cell office:value-type="float" office:value="6.73523209" calcext:value-type="float">
            <text:p>6.73523209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553986" calcext:value-type="float">
            <text:p>6.553986</text:p>
          </table:table-cell>
          <table:table-cell office:value-type="float" office:value="6.748338595" calcext:value-type="float">
            <text:p>6.74833859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592159" calcext:value-type="float">
            <text:p>6.592159</text:p>
          </table:table-cell>
          <table:table-cell office:value-type="float" office:value="6.763620045" calcext:value-type="float">
            <text:p>6.76362004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603512" calcext:value-type="float">
            <text:p>6.603512</text:p>
          </table:table-cell>
          <table:table-cell office:value-type="float" office:value="6.780165865" calcext:value-type="float">
            <text:p>6.78016586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612048" calcext:value-type="float">
            <text:p>6.612048</text:p>
          </table:table-cell>
          <table:table-cell office:value-type="float" office:value="6.79792413" calcext:value-type="float">
            <text:p>6.7979241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620553" calcext:value-type="float">
            <text:p>6.620553</text:p>
          </table:table-cell>
          <table:table-cell office:value-type="float" office:value="6.816637565" calcext:value-type="float">
            <text:p>6.81663756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29706" calcext:value-type="float">
            <text:p>6.629706</text:p>
          </table:table-cell>
          <table:table-cell office:value-type="float" office:value="6.83594134" calcext:value-type="float">
            <text:p>6.83594134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39676" calcext:value-type="float">
            <text:p>6.639676</text:p>
          </table:table-cell>
          <table:table-cell office:value-type="float" office:value="6.85536313" calcext:value-type="float">
            <text:p>6.85536313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50443" calcext:value-type="float">
            <text:p>6.650443</text:p>
          </table:table-cell>
          <table:table-cell office:value-type="float" office:value="6.87431043" calcext:value-type="float">
            <text:p>6.87431043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61898" calcext:value-type="float">
            <text:p>6.661898</text:p>
          </table:table-cell>
          <table:table-cell office:value-type="float" office:value="6.89204713" calcext:value-type="float">
            <text:p>6.8920471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73885" calcext:value-type="float">
            <text:p>6.673885</text:p>
          </table:table-cell>
          <table:table-cell office:value-type="float" office:value="6.907651815" calcext:value-type="float">
            <text:p>6.90765181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86217" calcext:value-type="float">
            <text:p>6.686217</text:p>
          </table:table-cell>
          <table:table-cell office:value-type="float" office:value="6.919938985" calcext:value-type="float">
            <text:p>6.91993898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98686" calcext:value-type="float">
            <text:p>6.698686</text:p>
          </table:table-cell>
          <table:table-cell office:value-type="float" office:value="6.92729204" calcext:value-type="float">
            <text:p>6.92729204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11073" calcext:value-type="float">
            <text:p>6.711073</text:p>
          </table:table-cell>
          <table:table-cell office:value-type="float" office:value="6.927226655" calcext:value-type="float">
            <text:p>6.92722665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23157" calcext:value-type="float">
            <text:p>6.723157</text:p>
          </table:table-cell>
          <table:table-cell office:value-type="float" office:value="6.914550895" calcext:value-type="float">
            <text:p>6.91455089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734715" calcext:value-type="float">
            <text:p>6.734715</text:p>
          </table:table-cell>
          <table:table-cell office:value-type="float" office:value="6.901814715" calcext:value-type="float">
            <text:p>6.90181471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45536" calcext:value-type="float">
            <text:p>6.745536</text:p>
          </table:table-cell>
          <table:table-cell office:value-type="float" office:value="6.889020745" calcext:value-type="float">
            <text:p>6.88902074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755419" calcext:value-type="float">
            <text:p>6.755419</text:p>
          </table:table-cell>
          <table:table-cell office:value-type="float" office:value="6.87617267" calcext:value-type="float">
            <text:p>6.87617267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764185" calcext:value-type="float">
            <text:p>6.764185</text:p>
          </table:table-cell>
          <table:table-cell office:value-type="float" office:value="6.86327518" calcext:value-type="float">
            <text:p>6.8632751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771677" calcext:value-type="float">
            <text:p>6.771677</text:p>
          </table:table-cell>
          <table:table-cell office:value-type="float" office:value="6.85033386" calcext:value-type="float">
            <text:p>6.85033386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777763" calcext:value-type="float">
            <text:p>6.777763</text:p>
          </table:table-cell>
          <table:table-cell office:value-type="float" office:value="6.83735508" calcext:value-type="float">
            <text:p>6.83735508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782345" calcext:value-type="float">
            <text:p>6.782345</text:p>
          </table:table-cell>
          <table:table-cell office:value-type="float" office:value="6.82434587" calcext:value-type="float">
            <text:p>6.82434587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785353" calcext:value-type="float">
            <text:p>6.785353</text:p>
          </table:table-cell>
          <table:table-cell office:value-type="float" office:value="6.81131375" calcext:value-type="float">
            <text:p>6.8113137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786746" calcext:value-type="float">
            <text:p>6.786746</text:p>
          </table:table-cell>
          <table:table-cell office:value-type="float" office:value="6.79826659" calcext:value-type="float">
            <text:p>6.79826659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86516" calcext:value-type="float">
            <text:p>6.786516</text:p>
          </table:table-cell>
          <table:table-cell office:value-type="float" office:value="6.785212465" calcext:value-type="float">
            <text:p>6.78521246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784679" calcext:value-type="float">
            <text:p>6.784679</text:p>
          </table:table-cell>
          <table:table-cell office:value-type="float" office:value="6.77215949" calcext:value-type="float">
            <text:p>6.77215949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81278" calcext:value-type="float">
            <text:p>6.781278</text:p>
          </table:table-cell>
          <table:table-cell office:value-type="float" office:value="6.7591157" calcext:value-type="float">
            <text:p>6.759115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76372" calcext:value-type="float">
            <text:p>6.776372</text:p>
          </table:table-cell>
          <table:table-cell office:value-type="float" office:value="6.746088915" calcext:value-type="float">
            <text:p>6.74608891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70042" calcext:value-type="float">
            <text:p>6.770042</text:p>
          </table:table-cell>
          <table:table-cell office:value-type="float" office:value="6.73308666" calcext:value-type="float">
            <text:p>6.73308666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62378" calcext:value-type="float">
            <text:p>6.762378</text:p>
          </table:table-cell>
          <table:table-cell office:value-type="float" office:value="6.720116055" calcext:value-type="float">
            <text:p>6.72011605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53485" calcext:value-type="float">
            <text:p>6.753485</text:p>
          </table:table-cell>
          <table:table-cell office:value-type="float" office:value="6.70718377" calcext:value-type="float">
            <text:p>6.70718377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743472" calcext:value-type="float">
            <text:p>6.743472</text:p>
          </table:table-cell>
          <table:table-cell office:value-type="float" office:value="6.69429595" calcext:value-type="float">
            <text:p>6.6942959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732457" calcext:value-type="float">
            <text:p>6.732457</text:p>
          </table:table-cell>
          <table:table-cell office:value-type="float" office:value="6.681458195" calcext:value-type="float">
            <text:p>6.68145819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720564" calcext:value-type="float">
            <text:p>6.720564</text:p>
          </table:table-cell>
          <table:table-cell office:value-type="float" office:value="6.668675515" calcext:value-type="float">
            <text:p>6.66867551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07916" calcext:value-type="float">
            <text:p>6.707916</text:p>
          </table:table-cell>
          <table:table-cell office:value-type="float" office:value="6.6559523" calcext:value-type="float">
            <text:p>6.655952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94641" calcext:value-type="float">
            <text:p>6.694641</text:p>
          </table:table-cell>
          <table:table-cell office:value-type="float" office:value="6.643292325" calcext:value-type="float">
            <text:p>6.64329232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80865" calcext:value-type="float">
            <text:p>6.680865</text:p>
          </table:table-cell>
          <table:table-cell office:value-type="float" office:value="6.630698725" calcext:value-type="float">
            <text:p>6.63069872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666706" calcext:value-type="float">
            <text:p>6.666706</text:p>
          </table:table-cell>
          <table:table-cell office:value-type="float" office:value="6.618174005" calcext:value-type="float">
            <text:p>6.61817400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652264" calcext:value-type="float">
            <text:p>6.652264</text:p>
          </table:table-cell>
          <table:table-cell office:value-type="float" office:value="6.60572008" calcext:value-type="float">
            <text:p>6.60572008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37605" calcext:value-type="float">
            <text:p>6.637605</text:p>
          </table:table-cell>
          <table:table-cell office:value-type="float" office:value="6.593338365" calcext:value-type="float">
            <text:p>6.59333836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622722" calcext:value-type="float">
            <text:p>6.622722</text:p>
          </table:table-cell>
          <table:table-cell office:value-type="float" office:value="6.581029945" calcext:value-type="float">
            <text:p>6.58102994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607467" calcext:value-type="float">
            <text:p>6.607467</text:p>
          </table:table-cell>
          <table:table-cell office:value-type="float" office:value="6.56879594" calcext:value-type="float">
            <text:p>6.56879594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591404" calcext:value-type="float">
            <text:p>6.591404</text:p>
          </table:table-cell>
          <table:table-cell office:value-type="float" office:value="6.55663821" calcext:value-type="float">
            <text:p>6.55663821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573438" calcext:value-type="float">
            <text:p>6.573438</text:p>
          </table:table-cell>
          <table:table-cell office:value-type="float" office:value="6.544560795" calcext:value-type="float">
            <text:p>6.54456079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55075" calcext:value-type="float">
            <text:p>6.55075</text:p>
          </table:table-cell>
          <table:table-cell office:value-type="float" office:value="6.53257321" calcext:value-type="float">
            <text:p>6.53257321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514595" calcext:value-type="float">
            <text:p>6.514595</text:p>
          </table:table-cell>
          <table:table-cell office:value-type="float" office:value="6.520699065" calcext:value-type="float">
            <text:p>6.52069906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422143" calcext:value-type="float">
            <text:p>6.422143</text:p>
          </table:table-cell>
          <table:table-cell office:value-type="float" office:value="6.509005695" calcext:value-type="float">
            <text:p>6.50900569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9195" calcext:value-type="float">
            <text:p>1.9195</text:p>
          </table:table-cell>
          <table:table-cell office:value-type="float" office:value="6.497774585" calcext:value-type="float">
            <text:p>6.49777458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800052" calcext:value-type="float">
            <text:p>6.800052</text:p>
          </table:table-cell>
          <table:table-cell office:value-type="float" office:value="6.50905669" calcext:value-type="float">
            <text:p>6.50905669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699387" calcext:value-type="float">
            <text:p>6.699387</text:p>
          </table:table-cell>
          <table:table-cell office:value-type="float" office:value="6.495936035" calcext:value-type="float">
            <text:p>6.49593603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69905" calcext:value-type="float">
            <text:p>6.669905</text:p>
          </table:table-cell>
          <table:table-cell office:value-type="float" office:value="6.483318705" calcext:value-type="float">
            <text:p>6.48331870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58939" calcext:value-type="float">
            <text:p>6.658939</text:p>
          </table:table-cell>
          <table:table-cell office:value-type="float" office:value="6.470848785" calcext:value-type="float">
            <text:p>6.47084878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56279" calcext:value-type="float">
            <text:p>6.656279</text:p>
          </table:table-cell>
          <table:table-cell office:value-type="float" office:value="6.458433695" calcext:value-type="float">
            <text:p>6.45843369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58468" calcext:value-type="float">
            <text:p>6.658468</text:p>
          </table:table-cell>
          <table:table-cell office:value-type="float" office:value="6.446031905" calcext:value-type="float">
            <text:p>6.44603190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63919" calcext:value-type="float">
            <text:p>6.663919</text:p>
          </table:table-cell>
          <table:table-cell office:value-type="float" office:value="6.43361917" calcext:value-type="float">
            <text:p>6.43361917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71726" calcext:value-type="float">
            <text:p>6.671726</text:p>
          </table:table-cell>
          <table:table-cell office:value-type="float" office:value="6.42117918" calcext:value-type="float">
            <text:p>6.42117918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81272" calcext:value-type="float">
            <text:p>6.681272</text:p>
          </table:table-cell>
          <table:table-cell office:value-type="float" office:value="6.408700155" calcext:value-type="float">
            <text:p>6.40870015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92079" calcext:value-type="float">
            <text:p>6.692079</text:p>
          </table:table-cell>
          <table:table-cell office:value-type="float" office:value="6.3961734" calcext:value-type="float">
            <text:p>6.3961734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703743" calcext:value-type="float">
            <text:p>6.703743</text:p>
          </table:table-cell>
          <table:table-cell office:value-type="float" office:value="6.38359261" calcext:value-type="float">
            <text:p>6.38359261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15901" calcext:value-type="float">
            <text:p>6.715901</text:p>
          </table:table-cell>
          <table:table-cell office:value-type="float" office:value="6.3709535" calcext:value-type="float">
            <text:p>6.370953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28221" calcext:value-type="float">
            <text:p>6.728221</text:p>
          </table:table-cell>
          <table:table-cell office:value-type="float" office:value="6.3582536" calcext:value-type="float">
            <text:p>6.3582536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40392" calcext:value-type="float">
            <text:p>6.740392</text:p>
          </table:table-cell>
          <table:table-cell office:value-type="float" office:value="6.3454921" calcext:value-type="float">
            <text:p>6.3454921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52125" calcext:value-type="float">
            <text:p>6.752125</text:p>
          </table:table-cell>
          <table:table-cell office:value-type="float" office:value="6.332669745" calcext:value-type="float">
            <text:p>6.33266974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63154" calcext:value-type="float">
            <text:p>6.763154</text:p>
          </table:table-cell>
          <table:table-cell office:value-type="float" office:value="6.319788725" calcext:value-type="float">
            <text:p>6.31978872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73234" calcext:value-type="float">
            <text:p>6.773234</text:p>
          </table:table-cell>
          <table:table-cell office:value-type="float" office:value="6.30685256" calcext:value-type="float">
            <text:p>6.30685256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82149" calcext:value-type="float">
            <text:p>6.782149</text:p>
          </table:table-cell>
          <table:table-cell office:value-type="float" office:value="6.293865995" calcext:value-type="float">
            <text:p>6.29386599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8971" calcext:value-type="float">
            <text:p>6.78971</text:p>
          </table:table-cell>
          <table:table-cell office:value-type="float" office:value="6.280834855" calcext:value-type="float">
            <text:p>6.28083485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795759" calcext:value-type="float">
            <text:p>6.795759</text:p>
          </table:table-cell>
          <table:table-cell office:value-type="float" office:value="6.26776591" calcext:value-type="float">
            <text:p>6.26776591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800171" calcext:value-type="float">
            <text:p>6.800171</text:p>
          </table:table-cell>
          <table:table-cell office:value-type="float" office:value="6.25466672" calcext:value-type="float">
            <text:p>6.25466672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802856" calcext:value-type="float">
            <text:p>6.802856</text:p>
          </table:table-cell>
          <table:table-cell office:value-type="float" office:value="6.24154547" calcext:value-type="float">
            <text:p>6.24154547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803761" calcext:value-type="float">
            <text:p>6.803761</text:p>
          </table:table-cell>
          <table:table-cell office:value-type="float" office:value="6.228410795" calcext:value-type="float">
            <text:p>6.22841079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802865" calcext:value-type="float">
            <text:p>6.802865</text:p>
          </table:table-cell>
          <table:table-cell office:value-type="float" office:value="6.215271595" calcext:value-type="float">
            <text:p>6.21527159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800186" calcext:value-type="float">
            <text:p>6.800186</text:p>
          </table:table-cell>
          <table:table-cell office:value-type="float" office:value="6.202136875" calcext:value-type="float">
            <text:p>6.20213687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95775" calcext:value-type="float">
            <text:p>6.795775</text:p>
          </table:table-cell>
          <table:table-cell office:value-type="float" office:value="6.18901555" calcext:value-type="float">
            <text:p>6.1890155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89716" calcext:value-type="float">
            <text:p>6.789716</text:p>
          </table:table-cell>
          <table:table-cell office:value-type="float" office:value="6.17591628" calcext:value-type="float">
            <text:p>6.1759162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82126" calcext:value-type="float">
            <text:p>6.782126</text:p>
          </table:table-cell>
          <table:table-cell office:value-type="float" office:value="6.162847305" calcext:value-type="float">
            <text:p>6.16284730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73147" calcext:value-type="float">
            <text:p>6.773147</text:p>
          </table:table-cell>
          <table:table-cell office:value-type="float" office:value="6.14981628" calcext:value-type="float">
            <text:p>6.14981628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62951" calcext:value-type="float">
            <text:p>6.762951</text:p>
          </table:table-cell>
          <table:table-cell office:value-type="float" office:value="6.13683015" calcext:value-type="float">
            <text:p>6.1368301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51728" calcext:value-type="float">
            <text:p>6.751728</text:p>
          </table:table-cell>
          <table:table-cell office:value-type="float" office:value="6.123895" calcext:value-type="float">
            <text:p>6.12389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39687" calcext:value-type="float">
            <text:p>6.739687</text:p>
          </table:table-cell>
          <table:table-cell office:value-type="float" office:value="6.111015965" calcext:value-type="float">
            <text:p>6.11101596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2705" calcext:value-type="float">
            <text:p>6.72705</text:p>
          </table:table-cell>
          <table:table-cell office:value-type="float" office:value="6.098197135" calcext:value-type="float">
            <text:p>6.09819713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14046" calcext:value-type="float">
            <text:p>6.714046</text:p>
          </table:table-cell>
          <table:table-cell office:value-type="float" office:value="6.08544149" calcext:value-type="float">
            <text:p>6.08544149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00909" calcext:value-type="float">
            <text:p>6.700909</text:p>
          </table:table-cell>
          <table:table-cell office:value-type="float" office:value="6.072750865" calcext:value-type="float">
            <text:p>6.07275086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687872" calcext:value-type="float">
            <text:p>6.687872</text:p>
          </table:table-cell>
          <table:table-cell office:value-type="float" office:value="6.060125925" calcext:value-type="float">
            <text:p>6.06012592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675164" calcext:value-type="float">
            <text:p>6.675164</text:p>
          </table:table-cell>
          <table:table-cell office:value-type="float" office:value="6.04756617" calcext:value-type="float">
            <text:p>6.0475661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663009" calcext:value-type="float">
            <text:p>6.663009</text:p>
          </table:table-cell>
          <table:table-cell office:value-type="float" office:value="6.035069955" calcext:value-type="float">
            <text:p>6.03506995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51627" calcext:value-type="float">
            <text:p>6.651627</text:p>
          </table:table-cell>
          <table:table-cell office:value-type="float" office:value="6.022634515" calcext:value-type="float">
            <text:p>6.02263451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64123" calcext:value-type="float">
            <text:p>6.64123</text:p>
          </table:table-cell>
          <table:table-cell office:value-type="float" office:value="6.010255985" calcext:value-type="float">
            <text:p>6.01025598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632035" calcext:value-type="float">
            <text:p>6.632035</text:p>
          </table:table-cell>
          <table:table-cell office:value-type="float" office:value="5.99792944" calcext:value-type="float">
            <text:p>5.99792944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624275" calcext:value-type="float">
            <text:p>6.624275</text:p>
          </table:table-cell>
          <table:table-cell office:value-type="float" office:value="5.98564887" calcext:value-type="float">
            <text:p>5.98564887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18246" calcext:value-type="float">
            <text:p>6.618246</text:p>
          </table:table-cell>
          <table:table-cell office:value-type="float" office:value="5.9734071" calcext:value-type="float">
            <text:p>5.9734071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14458" calcext:value-type="float">
            <text:p>6.614458</text:p>
          </table:table-cell>
          <table:table-cell office:value-type="float" office:value="5.961195475" calcext:value-type="float">
            <text:p>5.96119547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14379" calcext:value-type="float">
            <text:p>6.614379</text:p>
          </table:table-cell>
          <table:table-cell office:value-type="float" office:value="5.94900279" calcext:value-type="float">
            <text:p>5.94900279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29094" calcext:value-type="float">
            <text:p>6.629094</text:p>
          </table:table-cell>
          <table:table-cell office:value-type="float" office:value="5.9368105" calcext:value-type="float">
            <text:p>5.936810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568585" calcext:value-type="float">
            <text:p>6.568585</text:p>
          </table:table-cell>
          <table:table-cell office:value-type="float" office:value="5.924544635" calcext:value-type="float">
            <text:p>5.92454463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593806" calcext:value-type="float">
            <text:p>6.593806</text:p>
          </table:table-cell>
          <table:table-cell office:value-type="float" office:value="5.912581315" calcext:value-type="float">
            <text:p>5.91258131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601359" calcext:value-type="float">
            <text:p>6.601359</text:p>
          </table:table-cell>
          <table:table-cell office:value-type="float" office:value="5.90049189" calcext:value-type="float">
            <text:p>5.90049189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08189" calcext:value-type="float">
            <text:p>6.608189</text:p>
          </table:table-cell>
          <table:table-cell office:value-type="float" office:value="5.8883647" calcext:value-type="float">
            <text:p>5.8883647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15877" calcext:value-type="float">
            <text:p>6.615877</text:p>
          </table:table-cell>
          <table:table-cell office:value-type="float" office:value="5.87620336" calcext:value-type="float">
            <text:p>5.87620336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624741" calcext:value-type="float">
            <text:p>6.624741</text:p>
          </table:table-cell>
          <table:table-cell office:value-type="float" office:value="5.86400358" calcext:value-type="float">
            <text:p>5.86400358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34785" calcext:value-type="float">
            <text:p>6.634785</text:p>
          </table:table-cell>
          <table:table-cell office:value-type="float" office:value="5.85175948" calcext:value-type="float">
            <text:p>5.85175948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645893" calcext:value-type="float">
            <text:p>6.645893</text:p>
          </table:table-cell>
          <table:table-cell office:value-type="float" office:value="5.83946516" calcext:value-type="float">
            <text:p>5.83946516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657881" calcext:value-type="float">
            <text:p>6.657881</text:p>
          </table:table-cell>
          <table:table-cell office:value-type="float" office:value="5.8271153" calcext:value-type="float">
            <text:p>5.827115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70529" calcext:value-type="float">
            <text:p>6.670529</text:p>
          </table:table-cell>
          <table:table-cell office:value-type="float" office:value="5.8147055" calcext:value-type="float">
            <text:p>5.814705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83591" calcext:value-type="float">
            <text:p>6.683591</text:p>
          </table:table-cell>
          <table:table-cell office:value-type="float" office:value="5.80223246" calcext:value-type="float">
            <text:p>5.80223246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69681" calcext:value-type="float">
            <text:p>6.69681</text:p>
          </table:table-cell>
          <table:table-cell office:value-type="float" office:value="5.78969411" calcext:value-type="float">
            <text:p>5.78969411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09928" calcext:value-type="float">
            <text:p>6.709928</text:p>
          </table:table-cell>
          <table:table-cell office:value-type="float" office:value="5.777089665" calcext:value-type="float">
            <text:p>5.77708966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22694" calcext:value-type="float">
            <text:p>6.722694</text:p>
          </table:table-cell>
          <table:table-cell office:value-type="float" office:value="5.76441963" calcext:value-type="float">
            <text:p>5.76441963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734869" calcext:value-type="float">
            <text:p>6.734869</text:p>
          </table:table-cell>
          <table:table-cell office:value-type="float" office:value="5.751685765" calcext:value-type="float">
            <text:p>5.75168576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46234" calcext:value-type="float">
            <text:p>6.746234</text:p>
          </table:table-cell>
          <table:table-cell office:value-type="float" office:value="5.738891025" calcext:value-type="float">
            <text:p>5.73889102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56596" calcext:value-type="float">
            <text:p>6.756596</text:p>
          </table:table-cell>
          <table:table-cell office:value-type="float" office:value="5.72603946" calcext:value-type="float">
            <text:p>5.72603946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65784" calcext:value-type="float">
            <text:p>6.765784</text:p>
          </table:table-cell>
          <table:table-cell office:value-type="float" office:value="5.713136085" calcext:value-type="float">
            <text:p>5.71313608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73657" calcext:value-type="float">
            <text:p>6.773657</text:p>
          </table:table-cell>
          <table:table-cell office:value-type="float" office:value="5.70018677" calcext:value-type="float">
            <text:p>5.70018677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80098" calcext:value-type="float">
            <text:p>6.780098</text:p>
          </table:table-cell>
          <table:table-cell office:value-type="float" office:value="5.68719809" calcext:value-type="float">
            <text:p>5.68719809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785019" calcext:value-type="float">
            <text:p>6.785019</text:p>
          </table:table-cell>
          <table:table-cell office:value-type="float" office:value="5.674177205" calcext:value-type="float">
            <text:p>5.67417720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788353" calcext:value-type="float">
            <text:p>6.788353</text:p>
          </table:table-cell>
          <table:table-cell office:value-type="float" office:value="5.661131715" calcext:value-type="float">
            <text:p>5.66113171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90054" calcext:value-type="float">
            <text:p>6.790054</text:p>
          </table:table-cell>
          <table:table-cell office:value-type="float" office:value="5.648069555" calcext:value-type="float">
            <text:p>5.64806955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790099" calcext:value-type="float">
            <text:p>6.790099</text:p>
          </table:table-cell>
          <table:table-cell office:value-type="float" office:value="5.63499889" calcext:value-type="float">
            <text:p>5.63499889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8848" calcext:value-type="float">
            <text:p>6.78848</text:p>
          </table:table-cell>
          <table:table-cell office:value-type="float" office:value="5.621928" calcext:value-type="float">
            <text:p>5.621928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85211" calcext:value-type="float">
            <text:p>6.785211</text:p>
          </table:table-cell>
          <table:table-cell office:value-type="float" office:value="5.608865205" calcext:value-type="float">
            <text:p>5.60886520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80321" calcext:value-type="float">
            <text:p>6.780321</text:p>
          </table:table-cell>
          <table:table-cell office:value-type="float" office:value="5.595818755" calcext:value-type="float">
            <text:p>5.59581875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73863" calcext:value-type="float">
            <text:p>6.773863</text:p>
          </table:table-cell>
          <table:table-cell office:value-type="float" office:value="5.582796755" calcext:value-type="float">
            <text:p>5.58279675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65911" calcext:value-type="float">
            <text:p>6.765911</text:p>
          </table:table-cell>
          <table:table-cell office:value-type="float" office:value="5.569807045" calcext:value-type="float">
            <text:p>5.56980704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56562" calcext:value-type="float">
            <text:p>6.756562</text:p>
          </table:table-cell>
          <table:table-cell office:value-type="float" office:value="5.556857095" calcext:value-type="float">
            <text:p>5.55685709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45944" calcext:value-type="float">
            <text:p>6.745944</text:p>
          </table:table-cell>
          <table:table-cell office:value-type="float" office:value="5.54395389" calcext:value-type="float">
            <text:p>5.54395389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734211" calcext:value-type="float">
            <text:p>6.734211</text:p>
          </table:table-cell>
          <table:table-cell office:value-type="float" office:value="5.531103775" calcext:value-type="float">
            <text:p>5.53110377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721544" calcext:value-type="float">
            <text:p>6.721544</text:p>
          </table:table-cell>
          <table:table-cell office:value-type="float" office:value="5.518312325" calcext:value-type="float">
            <text:p>5.51831232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08152" calcext:value-type="float">
            <text:p>6.708152</text:p>
          </table:table-cell>
          <table:table-cell office:value-type="float" office:value="5.50558421" calcext:value-type="float">
            <text:p>5.50558421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94257" calcext:value-type="float">
            <text:p>6.694257</text:p>
          </table:table-cell>
          <table:table-cell office:value-type="float" office:value="5.492923055" calcext:value-type="float">
            <text:p>5.49292305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680094" calcext:value-type="float">
            <text:p>6.680094</text:p>
          </table:table-cell>
          <table:table-cell office:value-type="float" office:value="5.480331375" calcext:value-type="float">
            <text:p>5.48033137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65891" calcext:value-type="float">
            <text:p>6.665891</text:p>
          </table:table-cell>
          <table:table-cell office:value-type="float" office:value="5.46781051" calcext:value-type="float">
            <text:p>5.46781051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651855" calcext:value-type="float">
            <text:p>6.651855</text:p>
          </table:table-cell>
          <table:table-cell office:value-type="float" office:value="5.45536066" calcext:value-type="float">
            <text:p>5.45536066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38145" calcext:value-type="float">
            <text:p>6.638145</text:p>
          </table:table-cell>
          <table:table-cell office:value-type="float" office:value="5.44298099" calcext:value-type="float">
            <text:p>5.44298099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624838" calcext:value-type="float">
            <text:p>6.624838</text:p>
          </table:table-cell>
          <table:table-cell office:value-type="float" office:value="5.43066987" calcext:value-type="float">
            <text:p>5.43066987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11873" calcext:value-type="float">
            <text:p>6.611873</text:p>
          </table:table-cell>
          <table:table-cell office:value-type="float" office:value="5.418425285" calcext:value-type="float">
            <text:p>5.41842528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598937" calcext:value-type="float">
            <text:p>6.598937</text:p>
          </table:table-cell>
          <table:table-cell office:value-type="float" office:value="5.406245525" calcext:value-type="float">
            <text:p>5.40624552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585202" calcext:value-type="float">
            <text:p>6.585202</text:p>
          </table:table-cell>
          <table:table-cell office:value-type="float" office:value="5.394130445" calcext:value-type="float">
            <text:p>5.39413044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568574" calcext:value-type="float">
            <text:p>6.568574</text:p>
          </table:table-cell>
          <table:table-cell office:value-type="float" office:value="5.38208404" calcext:value-type="float">
            <text:p>5.38208404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542846" calcext:value-type="float">
            <text:p>6.542846</text:p>
          </table:table-cell>
          <table:table-cell office:value-type="float" office:value="5.370120775" calcext:value-type="float">
            <text:p>5.37012077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479983" calcext:value-type="float">
            <text:p>6.479983</text:p>
          </table:table-cell>
          <table:table-cell office:value-type="float" office:value="5.35828615" calcext:value-type="float">
            <text:p>5.3582861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.598124" calcext:value-type="float">
            <text:p>5.598124</text:p>
          </table:table-cell>
          <table:table-cell office:value-type="float" office:value="5.34676584" calcext:value-type="float">
            <text:p>5.34676584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90605" calcext:value-type="float">
            <text:p>6.790605</text:p>
          </table:table-cell>
          <table:table-cell office:value-type="float" office:value="5.339654825" calcext:value-type="float">
            <text:p>5.33965482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97554" calcext:value-type="float">
            <text:p>6.697554</text:p>
          </table:table-cell>
          <table:table-cell office:value-type="float" office:value="5.326581405" calcext:value-type="float">
            <text:p>5.32658140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673435" calcext:value-type="float">
            <text:p>6.673435</text:p>
          </table:table-cell>
          <table:table-cell office:value-type="float" office:value="5.31397324" calcext:value-type="float">
            <text:p>5.31397324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665571" calcext:value-type="float">
            <text:p>6.665571</text:p>
          </table:table-cell>
          <table:table-cell office:value-type="float" office:value="5.30148567" calcext:value-type="float">
            <text:p>5.30148567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664633" calcext:value-type="float">
            <text:p>6.664633</text:p>
          </table:table-cell>
          <table:table-cell office:value-type="float" office:value="5.28903742" calcext:value-type="float">
            <text:p>5.28903742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667578" calcext:value-type="float">
            <text:p>6.667578</text:p>
          </table:table-cell>
          <table:table-cell office:value-type="float" office:value="5.27659386" calcext:value-type="float">
            <text:p>5.27659386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73049" calcext:value-type="float">
            <text:p>6.673049</text:p>
          </table:table-cell>
          <table:table-cell office:value-type="float" office:value="5.264135575" calcext:value-type="float">
            <text:p>5.26413557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680297" calcext:value-type="float">
            <text:p>6.680297</text:p>
          </table:table-cell>
          <table:table-cell office:value-type="float" office:value="5.251649935" calcext:value-type="float">
            <text:p>5.25164993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688831" calcext:value-type="float">
            <text:p>6.688831</text:p>
          </table:table-cell>
          <table:table-cell office:value-type="float" office:value="5.239128055" calcext:value-type="float">
            <text:p>5.23912805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698288" calcext:value-type="float">
            <text:p>6.698288</text:p>
          </table:table-cell>
          <table:table-cell office:value-type="float" office:value="5.226563505" calcext:value-type="float">
            <text:p>5.22656350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08369" calcext:value-type="float">
            <text:p>6.708369</text:p>
          </table:table-cell>
          <table:table-cell office:value-type="float" office:value="5.21395167" calcext:value-type="float">
            <text:p>5.21395167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18817" calcext:value-type="float">
            <text:p>6.718817</text:p>
          </table:table-cell>
          <table:table-cell office:value-type="float" office:value="5.20128943" calcext:value-type="float">
            <text:p>5.20128943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29401" calcext:value-type="float">
            <text:p>6.729401</text:p>
          </table:table-cell>
          <table:table-cell office:value-type="float" office:value="5.18857495" calcext:value-type="float">
            <text:p>5.1885749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39903" calcext:value-type="float">
            <text:p>6.739903</text:p>
          </table:table-cell>
          <table:table-cell office:value-type="float" office:value="5.17580755" calcext:value-type="float">
            <text:p>5.1758075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50122" calcext:value-type="float">
            <text:p>6.750122</text:p>
          </table:table-cell>
          <table:table-cell office:value-type="float" office:value="5.16298764" calcext:value-type="float">
            <text:p>5.16298764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59864" calcext:value-type="float">
            <text:p>6.759864</text:p>
          </table:table-cell>
          <table:table-cell office:value-type="float" office:value="5.150116635" calcext:value-type="float">
            <text:p>5.15011663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68945" calcext:value-type="float">
            <text:p>6.768945</text:p>
          </table:table-cell>
          <table:table-cell office:value-type="float" office:value="5.13719692" calcext:value-type="float">
            <text:p>5.13719692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77184" calcext:value-type="float">
            <text:p>6.777184</text:p>
          </table:table-cell>
          <table:table-cell office:value-type="float" office:value="5.1242318" calcext:value-type="float">
            <text:p>5.1242318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84413" calcext:value-type="float">
            <text:p>6.784413</text:p>
          </table:table-cell>
          <table:table-cell office:value-type="float" office:value="5.111225485" calcext:value-type="float">
            <text:p>5.11122548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90472" calcext:value-type="float">
            <text:p>6.790472</text:p>
          </table:table-cell>
          <table:table-cell office:value-type="float" office:value="5.098183025" calcext:value-type="float">
            <text:p>5.09818302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95214" calcext:value-type="float">
            <text:p>6.795214</text:p>
          </table:table-cell>
          <table:table-cell office:value-type="float" office:value="5.08511027" calcext:value-type="float">
            <text:p>5.08511027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98511" calcext:value-type="float">
            <text:p>6.798511</text:p>
          </table:table-cell>
          <table:table-cell office:value-type="float" office:value="5.072013805" calcext:value-type="float">
            <text:p>5.07201380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80026" calcext:value-type="float">
            <text:p>6.80026</text:p>
          </table:table-cell>
          <table:table-cell office:value-type="float" office:value="5.058900855" calcext:value-type="float">
            <text:p>5.05890085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800383" calcext:value-type="float">
            <text:p>6.800383</text:p>
          </table:table-cell>
          <table:table-cell office:value-type="float" office:value="5.04577916" calcext:value-type="float">
            <text:p>5.04577916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98839" calcext:value-type="float">
            <text:p>6.798839</text:p>
          </table:table-cell>
          <table:table-cell office:value-type="float" office:value="5.03265685" calcext:value-type="float">
            <text:p>5.0326568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95618" calcext:value-type="float">
            <text:p>6.795618</text:p>
          </table:table-cell>
          <table:table-cell office:value-type="float" office:value="5.01954226" calcext:value-type="float">
            <text:p>5.01954226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9075" calcext:value-type="float">
            <text:p>6.79075</text:p>
          </table:table-cell>
          <table:table-cell office:value-type="float" office:value="5.006443775" calcext:value-type="float">
            <text:p>5.00644377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84304" calcext:value-type="float">
            <text:p>6.784304</text:p>
          </table:table-cell>
          <table:table-cell office:value-type="float" office:value="4.99336963" calcext:value-type="float">
            <text:p>4.99336963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76383" calcext:value-type="float">
            <text:p>6.776383</text:p>
          </table:table-cell>
          <table:table-cell office:value-type="float" office:value="4.980327715" calcext:value-type="float">
            <text:p>4.98032771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67124" calcext:value-type="float">
            <text:p>6.767124</text:p>
          </table:table-cell>
          <table:table-cell office:value-type="float" office:value="4.967325405" calcext:value-type="float">
            <text:p>4.96732540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56691" calcext:value-type="float">
            <text:p>6.756691</text:p>
          </table:table-cell>
          <table:table-cell office:value-type="float" office:value="4.95436939" calcext:value-type="float">
            <text:p>4.95436939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745274" calcext:value-type="float">
            <text:p>6.745274</text:p>
          </table:table-cell>
          <table:table-cell office:value-type="float" office:value="4.94146554" calcext:value-type="float">
            <text:p>4.94146554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33083" calcext:value-type="float">
            <text:p>6.733083</text:p>
          </table:table-cell>
          <table:table-cell office:value-type="float" office:value="4.928618775" calcext:value-type="float">
            <text:p>4.92861877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72034" calcext:value-type="float">
            <text:p>6.72034</text:p>
          </table:table-cell>
          <table:table-cell office:value-type="float" office:value="4.915832965" calcext:value-type="float">
            <text:p>4.91583296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07279" calcext:value-type="float">
            <text:p>6.707279</text:p>
          </table:table-cell>
          <table:table-cell office:value-type="float" office:value="4.90311087" calcext:value-type="float">
            <text:p>4.90311087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694135" calcext:value-type="float">
            <text:p>6.694135</text:p>
          </table:table-cell>
          <table:table-cell office:value-type="float" office:value="4.89045408" calcext:value-type="float">
            <text:p>4.89045408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81142" calcext:value-type="float">
            <text:p>6.681142</text:p>
          </table:table-cell>
          <table:table-cell office:value-type="float" office:value="4.87786301" calcext:value-type="float">
            <text:p>4.87786301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66852" calcext:value-type="float">
            <text:p>6.66852</text:p>
          </table:table-cell>
          <table:table-cell office:value-type="float" office:value="4.865336905" calcext:value-type="float">
            <text:p>4.86533690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656445" calcext:value-type="float">
            <text:p>6.656445</text:p>
          </table:table-cell>
          <table:table-cell office:value-type="float" office:value="4.85287391" calcext:value-type="float">
            <text:p>4.85287391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645007" calcext:value-type="float">
            <text:p>6.645007</text:p>
          </table:table-cell>
          <table:table-cell office:value-type="float" office:value="4.84047129" calcext:value-type="float">
            <text:p>4.84047129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634084" calcext:value-type="float">
            <text:p>6.634084</text:p>
          </table:table-cell>
          <table:table-cell office:value-type="float" office:value="4.82812586" calcext:value-type="float">
            <text:p>4.82812586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623056" calcext:value-type="float">
            <text:p>6.623056</text:p>
          </table:table-cell>
          <table:table-cell office:value-type="float" office:value="4.815835045" calcext:value-type="float">
            <text:p>4.81583504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609979" calcext:value-type="float">
            <text:p>6.609979</text:p>
          </table:table-cell>
          <table:table-cell office:value-type="float" office:value="4.80359937" calcext:value-type="float">
            <text:p>4.80359937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588817" calcext:value-type="float">
            <text:p>6.588817</text:p>
          </table:table-cell>
          <table:table-cell office:value-type="float" office:value="4.79142908" calcext:value-type="float">
            <text:p>4.79142908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536349" calcext:value-type="float">
            <text:p>6.536349</text:p>
          </table:table-cell>
          <table:table-cell office:value-type="float" office:value="4.7793646" calcext:value-type="float">
            <text:p>4.7793646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274965" calcext:value-type="float">
            <text:p>6.274965</text:p>
          </table:table-cell>
          <table:table-cell office:value-type="float" office:value="4.76756246" calcext:value-type="float">
            <text:p>4.76756246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606721" calcext:value-type="float">
            <text:p>7.606721</text:p>
          </table:table-cell>
          <table:table-cell office:value-type="float" office:value="4.75706724" calcext:value-type="float">
            <text:p>4.75706724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047514" calcext:value-type="float">
            <text:p>7.047514</text:p>
          </table:table-cell>
          <table:table-cell office:value-type="float" office:value="4.73991324" calcext:value-type="float">
            <text:p>4.73991324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019343" calcext:value-type="float">
            <text:p>7.019343</text:p>
          </table:table-cell>
          <table:table-cell office:value-type="float" office:value="4.725555275" calcext:value-type="float">
            <text:p>4.72555527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065631" calcext:value-type="float">
            <text:p>7.065631</text:p>
          </table:table-cell>
          <table:table-cell office:value-type="float" office:value="4.711338165" calcext:value-type="float">
            <text:p>4.71133816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151817" calcext:value-type="float">
            <text:p>7.151817</text:p>
          </table:table-cell>
          <table:table-cell office:value-type="float" office:value="4.696889615" calcext:value-type="float">
            <text:p>4.69688961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271606" calcext:value-type="float">
            <text:p>7.271606</text:p>
          </table:table-cell>
          <table:table-cell office:value-type="float" office:value="4.682010135" calcext:value-type="float">
            <text:p>4.68201013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424331" calcext:value-type="float">
            <text:p>7.424331</text:p>
          </table:table-cell>
          <table:table-cell office:value-type="float" office:value="4.66653171" calcext:value-type="float">
            <text:p>4.66653171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610395" calcext:value-type="float">
            <text:p>7.610395</text:p>
          </table:table-cell>
          <table:table-cell office:value-type="float" office:value="4.65028966" calcext:value-type="float">
            <text:p>4.65028966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829646" calcext:value-type="float">
            <text:p>7.829646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.080524" calcext:value-type="float">
            <text:p>8.080524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.359553" calcext:value-type="float">
            <text:p>8.359553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.661062" calcext:value-type="float">
            <text:p>8.66106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.977109" calcext:value-type="float">
            <text:p>8.977109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.297561" calcext:value-type="float">
            <text:p>9.297561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.610276" calcext:value-type="float">
            <text:p>9.610276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9.901323" calcext:value-type="float">
            <text:p>9.901323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.155165" calcext:value-type="float">
            <text:p>10.155165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.354735" calcext:value-type="float">
            <text:p>10.35473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.481308" calcext:value-type="float">
            <text:p>10.481308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.514064" calcext:value-type="float">
            <text:p>10.514064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.429136" calcext:value-type="float">
            <text:p>10.42913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.197783" calcext:value-type="float">
            <text:p>10.197783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9.782835" calcext:value-type="float">
            <text:p>9.782835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.131319" calcext:value-type="float">
            <text:p>9.131319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.156828" calcext:value-type="float">
            <text:p>8.1568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85609" calcext:value-type="float">
            <text:p>6.685609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.175921" calcext:value-type="float">
            <text:p>4.1759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56:41.137774323</dc:date>
    <meta:document-statistic meta:table-count="1" meta:cell-count="4937" meta:object-count="0"/>
    <meta:generator>LibreOffice/4.2.7.2$Linux_X86_64 LibreOffice_project/420m0$Build-2</meta:generator>
  </office:meta>
</office:document-meta>
</file>